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001433.6776" calcext:value-type="float">
            <text:p><text:s/>44,001,434 <text:s/></text:p>
          </table:table-cell>
          <table:table-cell table:style-name="ce50" office:value-type="float" office:value="6060490" calcext:value-type="float">
            <text:p><text:s/>6,060,490 <text:s/></text:p>
          </table:table-cell>
          <table:table-cell table:style-name="ce50" office:value-type="float" office:value="48127096.105" calcext:value-type="float">
            <text:p><text:s/>48,127,096 <text:s/></text:p>
          </table:table-cell>
          <table:table-cell table:style-name="ce50" office:value-type="float" office:value="375027" calcext:value-type="float">
            <text:p><text:s/>375,027 <text:s/></text:p>
          </table:table-cell>
          <table:table-cell table:style-name="ce50" office:value-type="float" office:value="12944560" calcext:value-type="float">
            <text:p><text:s/>12,944,5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161" calcext:value-type="float">
            <text:p><text:s/>103,1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8297.2555555556" calcext:value-type="float">
            <text:p><text:s/>78,2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43" calcext:value-type="float">
            <text:p><text:s/>1,0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610" calcext:value-type="float">
            <text:p><text:s/>99,6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69887.9056867748" calcext:value-type="float">
            <text:p><text:s/>69,888 <text:s/></text:p>
          </table:table-cell>
          <table:table-cell table:style-name="ce50" office:value-type="float" office:value="156905" calcext:value-type="float">
            <text:p><text:s/>156,905 <text:s/></text:p>
          </table:table-cell>
          <table:table-cell table:style-name="ce50" office:value-type="float" office:value="24475.6455762174" calcext:value-type="float">
            <text:p><text:s/>24,476 <text:s/></text:p>
          </table:table-cell>
          <table:table-cell table:style-name="ce50" office:value-type="float" office:value="-2435" calcext:value-type="float">
            <text:p><text:s/>-2,435 <text:s/></text:p>
          </table:table-cell>
          <table:table-cell table:style-name="ce50" office:value-type="float" office:value="-64163.6465762173" calcext:value-type="float">
            <text:p><text:s/>-64,1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0204" calcext:value-type="float">
            <text:p><text:s/>-20,2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853248.5163577" calcext:value-type="float">
            <text:p><text:s/>43,853,249 <text:s/></text:p>
          </table:table-cell>
          <table:table-cell table:style-name="ce51" office:value-type="float" office:value="5903585" calcext:value-type="float">
            <text:p><text:s/>5,903,585 <text:s/></text:p>
          </table:table-cell>
          <table:table-cell table:style-name="ce51" office:value-type="float" office:value="48102620.4594238" calcext:value-type="float">
            <text:p><text:s/>48,102,620 <text:s/></text:p>
          </table:table-cell>
          <table:table-cell table:style-name="ce51" office:value-type="float" office:value="376419" calcext:value-type="float">
            <text:p><text:s/>376,419 <text:s/></text:p>
          </table:table-cell>
          <table:table-cell table:style-name="ce51" office:value-type="float" office:value="13008723.6465762" calcext:value-type="float">
            <text:p><text:s/>13,008,72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3755" calcext:value-type="float">
            <text:p><text:s/>23,75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12312.138773835" calcext:value-type="float">
            <text:p><text:s/>412,312 <text:s/></text:p>
          </table:table-cell>
          <table:table-cell table:style-name="ce51" office:value-type="float" office:value="-109071" calcext:value-type="float">
            <text:p><text:s/>-109,071 <text:s/></text:p>
          </table:table-cell>
          <table:table-cell table:style-name="ce51" office:value-type="float" office:value="854769.615255635" calcext:value-type="float">
            <text:p><text:s/>854,770 <text:s/></text:p>
          </table:table-cell>
          <table:table-cell table:style-name="ce51" office:value-type="float" office:value="-94144" calcext:value-type="float">
            <text:p><text:s/>-94,144 <text:s/></text:p>
          </table:table-cell>
          <table:table-cell table:style-name="ce51" office:value-type="float" office:value="-78097.8232556356" calcext:value-type="float">
            <text:p><text:s/>-78,09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5615" calcext:value-type="float">
            <text:p><text:s/>-15,61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206880.7187346" calcext:value-type="float">
            <text:p><text:s/>42,206,881 <text:s/></text:p>
          </table:table-cell>
          <table:table-cell table:style-name="ce50" office:value-type="float" office:value="6012656" calcext:value-type="float">
            <text:p><text:s/>6,012,656 <text:s/></text:p>
          </table:table-cell>
          <table:table-cell table:style-name="ce50" office:value-type="float" office:value="39401649.3181722" calcext:value-type="float">
            <text:p><text:s/>39,401,6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86821.4698319" calcext:value-type="float">
            <text:p><text:s/>13,086,8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78596" calcext:value-type="float">
            <text:p><text:s/>4,678,5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850127.56555556" calcext:value-type="float">
            <text:p><text:s/>5,850,128 <text:s/></text:p>
          </table:table-cell>
          <table:table-cell table:style-name="ce50" office:value-type="float" office:value="6012656" calcext:value-type="float">
            <text:p><text:s/>6,012,656 <text:s/></text:p>
          </table:table-cell>
          <table:table-cell table:style-name="ce50" office:value-type="float" office:value="1537691" calcext:value-type="float">
            <text:p><text:s/>1,537,6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968731.00777778" calcext:value-type="float">
            <text:p><text:s/>4,968,7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52329" calcext:value-type="float">
            <text:p><text:s/>1,752,3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78596" calcext:value-type="float">
            <text:p><text:s/>4,678,5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745655.0360149" calcext:value-type="float">
            <text:p><text:s/>21,745,6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335772.5301681" calcext:value-type="float">
            <text:p><text:s/>23,335,7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95304.4698319" calcext:value-type="float">
            <text:p><text:s/>12,795,3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60262.791111111" calcext:value-type="float">
            <text:p><text:s/>760,2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5389" calcext:value-type="float">
            <text:p><text:s/>1,125,3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882104.31827518" calcext:value-type="float">
            <text:p><text:s/>8,882,10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650467.7880041" calcext:value-type="float">
            <text:p><text:s/>11,650,46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1517" calcext:value-type="float">
            <text:p><text:s/>291,5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366087.78655556" calcext:value-type="float">
            <text:p><text:s/>7,366,0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46265" calcext:value-type="float">
            <text:p><text:s/>5,446,2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366087.78655556" calcext:value-type="float">
            <text:p><text:s/>7,366,0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46265" calcext:value-type="float">
            <text:p><text:s/>5,446,2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095329.36333333" calcext:value-type="float">
            <text:p><text:s/>1,095,3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56559.927" calcext:value-type="float">
            <text:p><text:s/>556,56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538769.436333333" calcext:value-type="float">
            <text:p><text:s/>538,76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48743.1054444444" calcext:value-type="float">
            <text:p><text:s/>48,74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2423" calcext:value-type="float">
            <text:p><text:s/>22,42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456070.97662704" calcext:value-type="float">
            <text:p><text:s/>7,456,07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846201.52599595" calcext:value-type="float">
            <text:p><text:s/>7,846,202 <text:s/></text:p>
          </table:table-cell>
          <table:table-cell table:style-name="ce52" office:value-type="float" office:value="470563" calcext:value-type="float">
            <text:p><text:s/>470,56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84616" calcext:value-type="float">
            <text:p><text:s/>784,61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184623.39884927" calcext:value-type="float">
            <text:p><text:s/>7,184,62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846201.52599595" calcext:value-type="float">
            <text:p><text:s/>7,846,202 <text:s/></text:p>
          </table:table-cell>
          <table:table-cell table:style-name="ce52" office:value-type="float" office:value="375921" calcext:value-type="float">
            <text:p><text:s/>375,92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31606" calcext:value-type="float">
            <text:p><text:s/>531,60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184623.39884927" calcext:value-type="float">
            <text:p><text:s/>7,184,6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46201.52599595" calcext:value-type="float">
            <text:p><text:s/>7,846,202 <text:s/></text:p>
          </table:table-cell>
          <table:table-cell table:style-name="ce50" office:value-type="float" office:value="375921" calcext:value-type="float">
            <text:p><text:s/>375,9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1606" calcext:value-type="float">
            <text:p><text:s/>531,6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366.92352" calcext:value-type="float">
            <text:p><text:s/>4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64.196" calcext:value-type="float">
            <text:p><text:s/>6,4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05619.561342826" calcext:value-type="float">
            <text:p><text:s/>405,6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0423.69277721" calcext:value-type="float">
            <text:p><text:s/>600,4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41132.316679627" calcext:value-type="float">
            <text:p><text:s/>541,1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1018.23192708" calcext:value-type="float">
            <text:p><text:s/>801,0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247147.47796068" calcext:value-type="float">
            <text:p><text:s/>2,247,1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8670.77329706" calcext:value-type="float">
            <text:p><text:s/>3,318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533980.7769839" calcext:value-type="float">
            <text:p><text:s/>1,533,9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0695.22908801" calcext:value-type="float">
            <text:p><text:s/>2,270,6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64769.329432198" calcext:value-type="float">
            <text:p>( 64,76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5875.65212003" calcext:value-type="float">
            <text:p>( 95,87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69211.4475517" calcext:value-type="float">
            <text:p>( 1,469,21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74819.57696798" calcext:value-type="float">
            <text:p>( 2,174,82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39823.47781402" calcext:value-type="float">
            <text:p><text:s/>539,8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9080.8059747" calcext:value-type="float">
            <text:p><text:s/>799,0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62831.926842761" calcext:value-type="float">
            <text:p><text:s/>162,8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034.10223435" calcext:value-type="float">
            <text:p><text:s/>241,0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0511.29632" calcext:value-type="float">
            <text:p><text:s/>10,51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860.636" calcext:value-type="float">
            <text:p><text:s/>7,86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656.82218666667" calcext:value-type="float">
            <text:p><text:s/>2,6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32.796" calcext:value-type="float">
            <text:p><text:s/>3,9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65012.04227556" calcext:value-type="float">
            <text:p><text:s/>1,965,0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8734.931" calcext:value-type="float">
            <text:p><text:s/>2,908,7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65617.34826667" calcext:value-type="float">
            <text:p><text:s/>1,565,6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7525.68" calcext:value-type="float">
            <text:p><text:s/>2,317,5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99394.694008889" calcext:value-type="float">
            <text:p><text:s/>399,3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1209.251" calcext:value-type="float">
            <text:p><text:s/>591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81548.18224756" calcext:value-type="float">
            <text:p><text:s/>1,881,5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53.508" calcext:value-type="float">
            <text:p><text:s/>3,954 <text:s/></text:p>
          </table:table-cell>
          <table:table-cell table:style-name="ce50" office:value-type="float" office:value="375921" calcext:value-type="float">
            <text:p><text:s/>375,9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1606" calcext:value-type="float">
            <text:p><text:s/>531,6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79386.70171422" calcext:value-type="float">
            <text:p><text:s/>1,879,3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3.948" calcext:value-type="float">
            <text:p><text:s/>754 <text:s/></text:p>
          </table:table-cell>
          <table:table-cell table:style-name="ce50" office:value-type="float" office:value="375921" calcext:value-type="float">
            <text:p><text:s/>375,9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1606" calcext:value-type="float">
            <text:p><text:s/>531,6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161.48053333333" calcext:value-type="float">
            <text:p><text:s/>2,1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99.56" calcext:value-type="float">
            <text:p><text:s/>3,2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80.06528" calcext:value-type="float">
            <text:p><text:s/>1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6.544" calcext:value-type="float">
            <text:p><text:s/>2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36960.007356352" calcext:value-type="float">
            <text:p><text:s/>136,9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2736.8529946" calcext:value-type="float">
            <text:p><text:s/>202,7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71447.577777778" calcext:value-type="float">
            <text:p><text:s/>271,4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4642" calcext:value-type="float">
            <text:p><text:s/>94,6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010" calcext:value-type="float">
            <text:p><text:s/>253,0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71447.577777778" calcext:value-type="float">
            <text:p><text:s/>271,4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4642" calcext:value-type="float">
            <text:p><text:s/>94,6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010" calcext:value-type="float">
            <text:p><text:s/>253,0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4485861.548948" calcext:value-type="float">
            <text:p><text:s/>124,485,8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1428172.1653734" calcext:value-type="float">
            <text:p><text:s/>91,428,1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104594.1539316" calcext:value-type="float">
            <text:p><text:s/>32,104,59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1122333.058" calcext:value-type="float">
            <text:p><text:s/>91,122,33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894279.9040684" calcext:value-type="float">
            <text:p><text:s/>61,894,28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9228053.1539316" calcext:value-type="float">
            <text:p><text:s/>29,228,05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391756.702064" calcext:value-type="float">
            <text:p><text:s/>2,391,75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91756.702064" calcext:value-type="float">
            <text:p><text:s/>2,391,75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971771.788884" calcext:value-type="float">
            <text:p><text:s/>30,971,7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142135.559241" calcext:value-type="float">
            <text:p><text:s/>27,142,13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76541" calcext:value-type="float">
            <text:p><text:s/>2,876,54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1750578.778824" calcext:value-type="float">
            <text:p><text:s/>21,750,5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385780.778824" calcext:value-type="float">
            <text:p><text:s/>19,385,7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64798" calcext:value-type="float">
            <text:p><text:s/>2,364,79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1750578.778824" calcext:value-type="float">
            <text:p><text:s/>21,750,57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385780.778824" calcext:value-type="float">
            <text:p><text:s/>19,385,78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64798" calcext:value-type="float">
            <text:p><text:s/>2,364,79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63541.9337371247" calcext:value-type="float">
            <text:p><text:s/>63,542 <text:s/></text:p>
          </table:table-cell>
          <table:table-cell table:style-name="ce49" office:value-type="float" office:value="11344" calcext:value-type="float">
            <text:p><text:s/>11,344 <text:s/></text:p>
          </table:table-cell>
          <table:table-cell table:style-name="ce49" office:value-type="float" office:value="52197.9337371247" calcext:value-type="float">
            <text:p><text:s/>52,198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943394.2534395" calcext:value-type="float">
            <text:p><text:s/>63,943,394 <text:s/></text:p>
          </table:table-cell>
          <table:table-cell table:style-name="ce50" office:value-type="float" office:value="46129150" calcext:value-type="float">
            <text:p><text:s/>46,129,1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5183.855" calcext:value-type="float">
            <text:p><text:s/>435,1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1176.862" calcext:value-type="float">
            <text:p><text:s/>2,031,1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464698.5663816" calcext:value-type="float">
            <text:p><text:s/>15,464,6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414.458" calcext:value-type="float">
            <text:p><text:s/>55,4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09452.8" calcext:value-type="float">
            <text:p><text:s/>1,809,4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3499.55555556" calcext:value-type="float">
            <text:p><text:s/>2,193,5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334466.00603889" calcext:value-type="float">
            <text:p><text:s/>-1,334,466 <text:s/></text:p>
          </table:table-cell>
          <table:table-cell table:style-name="ce50" office:value-type="float" office:value="-811171" calcext:value-type="float">
            <text:p><text:s/>-811,17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020.87" calcext:value-type="float">
            <text:p><text:s/>64,02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5873751.2712783" calcext:value-type="float">
            <text:p><text:s/>45,873,751 <text:s/></text:p>
          </table:table-cell>
          <table:table-cell table:style-name="ce51" office:value-type="float" office:value="46951665" calcext:value-type="float">
            <text:p><text:s/>46,951,665 <text:s/></text:p>
          </table:table-cell>
          <table:table-cell table:style-name="ce51" office:value-type="float" office:value="52197.9337371247" calcext:value-type="float">
            <text:p><text:s/>52,198 <text:s/></text:p>
          </table:table-cell>
          <table:table-cell table:style-name="ce51" office:value-type="float" office:value="435183.855" calcext:value-type="float">
            <text:p><text:s/>435,1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11741.534" calcext:value-type="float">
            <text:p><text:s/>1,911,7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73063.29169889" calcext:value-type="float">
            <text:p><text:s/>6,673,0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1084.254" calcext:value-type="float">
            <text:p><text:s/>121,08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3381.4624773988" calcext:value-type="float">
            <text:p><text:s/>53,381 <text:s/></text:p>
          </table:table-cell>
          <table:table-cell table:style-name="ce51" office:value-type="float" office:value="23531" calcext:value-type="float">
            <text:p><text:s/>23,53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53.3531890413101" calcext:value-type="float">
            <text:p><text:s/>-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67559.95275136" calcext:value-type="float">
            <text:p><text:s/>467,560 <text:s/></text:p>
          </table:table-cell>
          <table:table-cell table:style-name="ce50" office:value-type="float" office:value="5885958.85087326" calcext:value-type="float">
            <text:p><text:s/>5,885,959 <text:s/></text:p>
          </table:table-cell>
          <table:table-cell table:style-name="ce50" office:value-type="float" office:value="496349.82328933" calcext:value-type="float">
            <text:p><text:s/>496,350 <text:s/></text:p>
          </table:table-cell>
          <table:table-cell table:style-name="ce50" office:value-type="float" office:value="49949929.9087054" calcext:value-type="float">
            <text:p><text:s/>49,949,930 <text:s/></text:p>
          </table:table-cell>
          <table:table-cell table:style-name="ce50" office:value-type="float" office:value="46928134" calcext:value-type="float">
            <text:p><text:s/>46,928,134 <text:s/></text:p>
          </table:table-cell>
          <table:table-cell table:style-name="ce50" office:value-type="float" office:value="52197.9337371247" calcext:value-type="float">
            <text:p><text:s/>52,198 <text:s/></text:p>
          </table:table-cell>
          <table:table-cell table:style-name="ce50" office:value-type="float" office:value="435183.855" calcext:value-type="float">
            <text:p><text:s/>435,184 <text:s/></text:p>
          </table:table-cell>
          <table:table-cell table:style-name="ce50" office:value-type="float" office:value="7762.70736936" calcext:value-type="float">
            <text:p><text:s/>7,7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415515.7887371" calcext:value-type="float">
            <text:p><text:s/>47,415,516 <text:s/></text:p>
          </table:table-cell>
          <table:table-cell table:style-name="ce50" office:value-type="float" office:value="46928134" calcext:value-type="float">
            <text:p><text:s/>46,928,134 <text:s/></text:p>
          </table:table-cell>
          <table:table-cell table:style-name="ce50" office:value-type="float" office:value="52197.9337371247" calcext:value-type="float">
            <text:p><text:s/>52,198 <text:s/></text:p>
          </table:table-cell>
          <table:table-cell table:style-name="ce50" office:value-type="float" office:value="435183.855" calcext:value-type="float">
            <text:p><text:s/>435,18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2437.6" calcext:value-type="float">
            <text:p><text:s/>1,942,4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92.8" calcext:value-type="float">
            <text:p><text:s/>5,6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67559.95275136" calcext:value-type="float">
            <text:p><text:s/>467,560 <text:s/></text:p>
          </table:table-cell>
          <table:table-cell table:style-name="ce51" office:value-type="float" office:value="5885958.85087326" calcext:value-type="float">
            <text:p><text:s/>5,885,959 <text:s/></text:p>
          </table:table-cell>
          <table:table-cell table:style-name="ce51" office:value-type="float" office:value="496349.82328933" calcext:value-type="float">
            <text:p><text:s/>496,350 <text:s/></text:p>
          </table:table-cell>
          <table:table-cell table:style-name="ce51" office:value-type="float" office:value="586283.71996822" calcext:value-type="float">
            <text:p><text:s/>586,28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762.70736936" calcext:value-type="float">
            <text:p><text:s/>7,76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676419" calcext:value-type="float">
            <text:p><text:s/>2,676,419 <text:s/></text:p>
          </table:table-cell>
          <table:table-cell table:style-name="ce50" office:value-type="float" office:value="19039702" calcext:value-type="float">
            <text:p><text:s/>19,039,702 <text:s/></text:p>
          </table:table-cell>
          <table:table-cell table:style-name="ce50" office:value-type="float" office:value="1142925" calcext:value-type="float">
            <text:p><text:s/>1,142,925 <text:s/></text:p>
          </table:table-cell>
          <table:table-cell table:style-name="ce50" office:value-type="float" office:value="54819056.6421278" calcext:value-type="float">
            <text:p><text:s/>54,819,05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87" calcext:value-type="float">
            <text:p><text:s/>1,450,787 <text:s/></text:p>
          </table:table-cell>
          <table:table-cell table:style-name="ce50" office:value-type="float" office:value="2204146.836" calcext:value-type="float">
            <text:p><text:s/>2,204,1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676419" calcext:value-type="float">
            <text:p><text:s/>2,676,419 <text:s/></text:p>
          </table:table-cell>
          <table:table-cell table:style-name="ce50" office:value-type="float" office:value="19039702" calcext:value-type="float">
            <text:p><text:s/>19,039,702 <text:s/></text:p>
          </table:table-cell>
          <table:table-cell table:style-name="ce50" office:value-type="float" office:value="1142925" calcext:value-type="float">
            <text:p><text:s/>1,142,925 <text:s/></text:p>
          </table:table-cell>
          <table:table-cell table:style-name="ce50" office:value-type="float" office:value="49772716.9787198" calcext:value-type="float">
            <text:p><text:s/>49,772,7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87" calcext:value-type="float">
            <text:p><text:s/>1,450,787 <text:s/></text:p>
          </table:table-cell>
          <table:table-cell table:style-name="ce50" office:value-type="float" office:value="1791237.71547671" calcext:value-type="float">
            <text:p><text:s/>1,791,23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046339.663408" calcext:value-type="float">
            <text:p><text:s/>5,046,34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12909.120523286" calcext:value-type="float">
            <text:p><text:s/>412,9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71981" calcext:value-type="float">
            <text:p><text:s/>471,981 <text:s/></text:p>
          </table:table-cell>
          <table:table-cell table:style-name="ce50" office:value-type="float" office:value="9400088" calcext:value-type="float">
            <text:p><text:s/>9,400,088 <text:s/></text:p>
          </table:table-cell>
          <table:table-cell table:style-name="ce50" office:value-type="float" office:value="305926" calcext:value-type="float">
            <text:p><text:s/>305,926 <text:s/></text:p>
          </table:table-cell>
          <table:table-cell table:style-name="ce50" office:value-type="float" office:value="2245060.08333528" calcext:value-type="float">
            <text:p><text:s/>2,245,0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2620.20834647" calcext:value-type="float">
            <text:p><text:s/>1,442,620 <text:s/></text:p>
          </table:table-cell>
          <table:table-cell table:style-name="ce50" office:value-type="float" office:value="70433.6018465753" calcext:value-type="float">
            <text:p><text:s/>70,4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1.2" calcext:value-type="float">
            <text:p><text:s/>2,1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09484" calcext:value-type="float">
            <text:p><text:s/>409,484 <text:s/></text:p>
          </table:table-cell>
          <table:table-cell table:style-name="ce50" office:value-type="float" office:value="3497337" calcext:value-type="float">
            <text:p><text:s/>3,497,337 <text:s/></text:p>
          </table:table-cell>
          <table:table-cell table:style-name="ce50" office:value-type="float" office:value="305926" calcext:value-type="float">
            <text:p><text:s/>305,926 <text:s/></text:p>
          </table:table-cell>
          <table:table-cell table:style-name="ce50" office:value-type="float" office:value="19300.8" calcext:value-type="float">
            <text:p><text:s/>19,3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2497" calcext:value-type="float">
            <text:p><text:s/>62,497 <text:s/></text:p>
          </table:table-cell>
          <table:table-cell table:style-name="ce50" office:value-type="float" office:value="5902751" calcext:value-type="float">
            <text:p><text:s/>5,902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19822.74945284" calcext:value-type="float">
            <text:p><text:s/>2,219,82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2620.20834647" calcext:value-type="float">
            <text:p><text:s/>1,442,620 <text:s/></text:p>
          </table:table-cell>
          <table:table-cell table:style-name="ce50" office:value-type="float" office:value="68024.106" calcext:value-type="float">
            <text:p><text:s/>68,0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61.26666666667" calcext:value-type="float">
            <text:p><text:s/>1,9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44.06721578082" calcext:value-type="float">
            <text:p><text:s/>1,84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409.49584657534" calcext:value-type="float">
            <text:p><text:s/>2,40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721" calcext:value-type="float">
            <text:p><text:s/>3,721 <text:s/></text:p>
          </table:table-cell>
          <table:table-cell table:style-name="ce52" office:value-type="float" office:value="308991" calcext:value-type="float">
            <text:p><text:s/>308,991 <text:s/></text:p>
          </table:table-cell>
          <table:table-cell table:style-name="ce52" office:value-type="float" office:value="13918" calcext:value-type="float">
            <text:p><text:s/>13,91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733157.04724864" calcext:value-type="float">
            <text:p><text:s/>1,733,157 <text:s/></text:p>
          </table:table-cell>
          <table:table-cell table:style-name="ce52" office:value-type="float" office:value="3444664.14912674" calcext:value-type="float">
            <text:p><text:s/>3,444,664 <text:s/></text:p>
          </table:table-cell>
          <table:table-cell table:style-name="ce52" office:value-type="float" office:value="326731.17671067" calcext:value-type="float">
            <text:p><text:s/>326,731 <text:s/></text:p>
          </table:table-cell>
          <table:table-cell table:style-name="ce52" office:value-type="float" office:value="41771373.1671892" calcext:value-type="float">
            <text:p><text:s/>41,771,37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404.08428417" calcext:value-type="float">
            <text:p><text:s/>404 <text:s/></text:p>
          </table:table-cell>
          <table:table-cell table:style-name="ce52" office:value-type="float" office:value="3924423.86734247" calcext:value-type="float">
            <text:p><text:s/>3,924,42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733157.04724864" calcext:value-type="float">
            <text:p><text:s/>1,733,157 <text:s/></text:p>
          </table:table-cell>
          <table:table-cell table:style-name="ce52" office:value-type="float" office:value="3444664.14912674" calcext:value-type="float">
            <text:p><text:s/>3,444,664 <text:s/></text:p>
          </table:table-cell>
          <table:table-cell table:style-name="ce52" office:value-type="float" office:value="326731.17671067" calcext:value-type="float">
            <text:p><text:s/>326,731 <text:s/></text:p>
          </table:table-cell>
          <table:table-cell table:style-name="ce52" office:value-type="float" office:value="20087132.3987764" calcext:value-type="float">
            <text:p><text:s/>20,087,13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404.08428417" calcext:value-type="float">
            <text:p><text:s/>404 <text:s/></text:p>
          </table:table-cell>
          <table:table-cell table:style-name="ce52" office:value-type="float" office:value="2547825.17734247" calcext:value-type="float">
            <text:p><text:s/>2,547,8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33157.04724864" calcext:value-type="float">
            <text:p><text:s/>1,733,157 <text:s/></text:p>
          </table:table-cell>
          <table:table-cell table:style-name="ce50" office:value-type="float" office:value="3444664.14912674" calcext:value-type="float">
            <text:p><text:s/>3,444,664 <text:s/></text:p>
          </table:table-cell>
          <table:table-cell table:style-name="ce50" office:value-type="float" office:value="326731.17671067" calcext:value-type="float">
            <text:p><text:s/>326,731 <text:s/></text:p>
          </table:table-cell>
          <table:table-cell table:style-name="ce50" office:value-type="float" office:value="4122774.94620561" calcext:value-type="float">
            <text:p><text:s/>4,122,77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4.08428417" calcext:value-type="float">
            <text:p><text:s/>404 <text:s/></text:p>
          </table:table-cell>
          <table:table-cell table:style-name="ce50" office:value-type="float" office:value="549528.678" calcext:value-type="float">
            <text:p><text:s/>549,5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989.1157" calcext:value-type="float">
            <text:p><text:s/>61,9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72.38" calcext:value-type="float">
            <text:p><text:s/>3,4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232.371594976" calcext:value-type="float">
            <text:p><text:s/>335,2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20.636" calcext:value-type="float">
            <text:p><text:s/>11,8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7771.223974236" calcext:value-type="float">
            <text:p><text:s/>437,7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85.316" calcext:value-type="float">
            <text:p><text:s/>1,3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67.2887" calcext:value-type="float">
            <text:p><text:s/>20,5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90.58" calcext:value-type="float">
            <text:p><text:s/>3,2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4.03547333333" calcext:value-type="float">
            <text:p><text:s/>9,1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.076" calcext:value-type="float">
            <text:p><text:s/>1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871.13456181" calcext:value-type="float">
            <text:p><text:s/>157,8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70.612" calcext:value-type="float">
            <text:p><text:s/>2,9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37.96397" calcext:value-type="float">
            <text:p><text:s/>4,2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01.398" calcext:value-type="float">
            <text:p><text:s/>4,2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145" calcext:value-type="float">
            <text:p><text:s/>11,1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33149.07991503" calcext:value-type="float">
            <text:p><text:s/>1,433,1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4.08428417" calcext:value-type="float">
            <text:p><text:s/>404 <text:s/></text:p>
          </table:table-cell>
          <table:table-cell table:style-name="ce50" office:value-type="float" office:value="322436.844" calcext:value-type="float">
            <text:p><text:s/>322,4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9708.75051729" calcext:value-type="float">
            <text:p><text:s/>1,069,7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622.846" calcext:value-type="float">
            <text:p><text:s/>80,6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35178.153263627" calcext:value-type="float">
            <text:p>( 935,17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0613.756" calcext:value-type="float">
            <text:p>( 80,61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3989.797253659" calcext:value-type="float">
            <text:p>( 133,99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.09" calcext:value-type="float">
            <text:p>( 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40.8" calcext:value-type="float">
            <text:p>( 54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636.224222753" calcext:value-type="float">
            <text:p><text:s/>142,6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4.08428417" calcext:value-type="float">
            <text:p><text:s/>4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877.9855383253" calcext:value-type="float">
            <text:p><text:s/>35,8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1145" calcext:value-type="float">
            <text:p><text:s/>11,145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84926.119636667" calcext:value-type="float">
            <text:p><text:s/>184,92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41813.998" calcext:value-type="float">
            <text:p><text:s/>241,8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3348.507145556" calcext:value-type="float">
            <text:p><text:s/>183,3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8.706" calcext:value-type="float">
            <text:p><text:s/>3,8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252.913" calcext:value-type="float">
            <text:p><text:s/>82,2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54.2" calcext:value-type="float">
            <text:p><text:s/>3,45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3318.13538" calcext:value-type="float">
            <text:p><text:s/>93,31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260.892" calcext:value-type="float">
            <text:p><text:s/>9,2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5758.828533333" calcext:value-type="float">
            <text:p><text:s/>325,7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07.68" calcext:value-type="float">
            <text:p><text:s/>14,1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626.1333333333" calcext:value-type="float">
            <text:p><text:s/>54,6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1132.6952" calcext:value-type="float">
            <text:p><text:s/>271,1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07.68" calcext:value-type="float">
            <text:p><text:s/>14,1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073.70342333333" calcext:value-type="float">
            <text:p>( 5,07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666.606" calcext:value-type="float">
            <text:p>( 6,66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375.05351333333" calcext:value-type="float">
            <text:p>( 3,37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425.212" calcext:value-type="float">
            <text:p>( 2,42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22012.04724864" calcext:value-type="float">
            <text:p><text:s/>1,722,012 <text:s/></text:p>
          </table:table-cell>
          <table:table-cell table:style-name="ce50" office:value-type="float" office:value="3444664.14912674" calcext:value-type="float">
            <text:p><text:s/>3,444,664 <text:s/></text:p>
          </table:table-cell>
          <table:table-cell table:style-name="ce50" office:value-type="float" office:value="326731.17671067" calcext:value-type="float">
            <text:p><text:s/>326,731 <text:s/></text:p>
          </table:table-cell>
          <table:table-cell table:style-name="ce50" office:value-type="float" office:value="497166.135093333" calcext:value-type="float">
            <text:p><text:s/>497,1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521.184" calcext:value-type="float">
            <text:p><text:s/>24,5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22012.04724864" calcext:value-type="float">
            <text:p><text:s/>1,722,012 <text:s/></text:p>
          </table:table-cell>
          <table:table-cell table:style-name="ce50" office:value-type="float" office:value="3444664.14912674" calcext:value-type="float">
            <text:p><text:s/>3,444,664 <text:s/></text:p>
          </table:table-cell>
          <table:table-cell table:style-name="ce50" office:value-type="float" office:value="326731.17671067" calcext:value-type="float">
            <text:p><text:s/>326,731 <text:s/></text:p>
          </table:table-cell>
          <table:table-cell table:style-name="ce50" office:value-type="float" office:value="424204.239623333" calcext:value-type="float">
            <text:p><text:s/>424,2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47.686" calcext:value-type="float">
            <text:p><text:s/>14,0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961.89547" calcext:value-type="float">
            <text:p><text:s/>72,9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73.498" calcext:value-type="float">
            <text:p><text:s/>10,4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610.11031666667" calcext:value-type="float">
            <text:p>( 7,61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353.91" calcext:value-type="float">
            <text:p>( 6,3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738.6769888889" calcext:value-type="float">
            <text:p><text:s/>88,7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26.54" calcext:value-type="float">
            <text:p><text:s/>7,32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1963.7454" calcext:value-type="float">
            <text:p><text:s/>11,96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672.36" calcext:value-type="float">
            <text:p><text:s/>3,6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71.3010306507" calcext:value-type="float">
            <text:p><text:s/>90,1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14.054" calcext:value-type="float">
            <text:p><text:s/>4,9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696.2347577778" calcext:value-type="float">
            <text:p><text:s/>38,6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06.332" calcext:value-type="float">
            <text:p><text:s/>9,4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141.426346667" calcext:value-type="float">
            <text:p><text:s/>102,1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504.512" calcext:value-type="float">
            <text:p><text:s/>118,5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4.880000018667" calcext:value-type="float">
            <text:p><text:s/>8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672.729973333" calcext:value-type="float">
            <text:p><text:s/>101,6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5.376" calcext:value-type="float">
            <text:p><text:s/>78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759.2186666667" calcext:value-type="float">
            <text:p><text:s/>46,75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77964.6253033" calcext:value-type="float">
            <text:p><text:s/>13,177,9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438.398" calcext:value-type="float">
            <text:p><text:s/>128,4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567.1111111111" calcext:value-type="float">
            <text:p><text:s/>95,5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71371.6475256" calcext:value-type="float">
            <text:p><text:s/>12,771,3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438.398" calcext:value-type="float">
            <text:p><text:s/>128,4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144.8" calcext:value-type="float">
            <text:p><text:s/>30,1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881.066666667" calcext:value-type="float">
            <text:p><text:s/>280,8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5316.6324" calcext:value-type="float">
            <text:p><text:s/>405,3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019.2990666667" calcext:value-type="float">
            <text:p><text:s/>72,0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.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3297.333333333" calcext:value-type="float">
            <text:p><text:s/>333,29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2561.19655776" calcext:value-type="float">
            <text:p><text:s/>1,082,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460.025473973" calcext:value-type="float">
            <text:p><text:s/>108,4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5824.686068868" calcext:value-type="float">
            <text:p><text:s/>525,8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314.585473973" calcext:value-type="float">
            <text:p><text:s/>108,3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17.06666666667" calcext:value-type="float">
            <text:p><text:s/>8,2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72.4" calcext:value-type="float">
            <text:p><text:s/>13,1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2.8" calcext:value-type="float">
            <text:p><text:s/>10,4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03.73333333333" calcext:value-type="float">
            <text:p><text:s/>8,1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231.544444444" calcext:value-type="float">
            <text:p><text:s/>367,2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9558.966044444" calcext:value-type="float">
            <text:p><text:s/>149,55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45.44" calcext:value-type="float">
            <text:p><text:s/>14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98514.99830972" calcext:value-type="float">
            <text:p><text:s/>1,298,51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61361.71586849" calcext:value-type="float">
            <text:p><text:s/>1,761,3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84240.7684128" calcext:value-type="float">
            <text:p><text:s/>21,684,2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76598.69" calcext:value-type="float">
            <text:p><text:s/>1,376,5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84240.7684128" calcext:value-type="float">
            <text:p><text:s/>21,684,2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76598.69" calcext:value-type="float">
            <text:p><text:s/>1,376,5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7784173.6120167" calcext:value-type="float">
            <text:p>( 17,784,17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376598.69" calcext:value-type="float">
            <text:p>( 1,376,59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16007.794734" calcext:value-type="float">
            <text:p><text:s/>316,008 <text:s/></text:p>
          </table:table-cell>
          <table:table-cell table:style-name="ce57" office:value-type="float" office:value="573713.605154" calcext:value-type="float">
            <text:p><text:s/>573,714 <text:s/></text:p>
          </table:table-cell>
          <table:table-cell table:style-name="ce57" office:value-type="float" office:value="63373.829755" calcext:value-type="float">
            <text:p><text:s/>63,374 <text:s/></text:p>
          </table:table-cell>
          <table:table-cell table:style-name="ce57" office:value-type="float" office:value="9469953.66885" calcext:value-type="float">
            <text:p><text:s/>9,469,95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7438.936765" calcext:value-type="float">
            <text:p><text:s/>37,43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307676.672" calcext:value-type="float">
            <text:p><text:s/>7,307,67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3633.894454" calcext:value-type="float">
            <text:p><text:s/>13,63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16007.794734" calcext:value-type="float">
            <text:p><text:s/>316,008 <text:s/></text:p>
          </table:table-cell>
          <table:table-cell table:style-name="ce57" office:value-type="float" office:value="573713.605154" calcext:value-type="float">
            <text:p><text:s/>573,714 <text:s/></text:p>
          </table:table-cell>
          <table:table-cell table:style-name="ce57" office:value-type="float" office:value="63373.829755" calcext:value-type="float">
            <text:p><text:s/>63,374 <text:s/></text:p>
          </table:table-cell>
          <table:table-cell table:style-name="ce57" office:value-type="float" office:value="2148643.102396" calcext:value-type="float">
            <text:p><text:s/>2,148,64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7438.936765" calcext:value-type="float">
            <text:p><text:s/>37,43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442252.883166" calcext:value-type="float">
            <text:p><text:s/>1,442,25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42252.883166" calcext:value-type="float">
            <text:p><text:s/>1,442,25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092827" calcext:value-type="float">
            <text:p><text:s/>14,092,827 <text:s/></text:p>
          </table:table-cell>
          <table:table-cell table:number-columns-repeated="2" table:style-name="ce50" office:value-type="float" office:value="76494" calcext:value-type="float">
            <text:p><text:s/>76,4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882" calcext:value-type="float">
            <text:p><text:s/>49,8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4.8561005269558" calcext:value-type="float">
            <text:p><text:s/>65 <text:s/></text:p>
          </table:table-cell>
          <table:table-cell table:number-columns-repeated="2" table:style-name="ce50" office:value-type="float" office:value="3585905" calcext:value-type="float">
            <text:p><text:s/>3,585,90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99801" calcext:value-type="float">
            <text:p><text:s/>1,399,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467687" calcext:value-type="float">
            <text:p><text:s/>2,467,6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944" calcext:value-type="float">
            <text:p><text:s/>48,944 <text:s/></text:p>
          </table:table-cell>
          <table:table-cell table:number-columns-repeated="2" table:style-name="ce50" office:value-type="float" office:value="-152464.1" calcext:value-type="float">
            <text:p><text:s/>-152,4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59251" calcext:value-type="float">
            <text:p><text:s/>-59,251 <text:s/></text:p>
          </table:table-cell>
          <table:table-cell table:style-name="ce50" office:value-type="float" office:value="-1449" calcext:value-type="float">
            <text:p><text:s/>-1,44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043818.1438995" calcext:value-type="float">
            <text:p><text:s/>14,043,818 <text:s/></text:p>
          </table:table-cell>
          <table:table-cell table:number-columns-repeated="2" table:style-name="ce51" office:value-type="float" office:value="-3356946.9" calcext:value-type="float">
            <text:p><text:s/>-3,356,94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3758355" calcext:value-type="float">
            <text:p><text:s/>-3,758,355 <text:s/></text:p>
          </table:table-cell>
          <table:table-cell table:style-name="ce51" office:value-type="float" office:value="1449" calcext:value-type="float">
            <text:p><text:s/>1,4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56607" calcext:value-type="float">
            <text:p><text:s/>4,356,607 <text:s/></text:p>
          </table:table-cell>
          <table:table-cell table:number-columns-repeated="2" table:style-name="ce50" office:value-type="float" office:value="77480" calcext:value-type="float">
            <text:p><text:s/>77,4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910" calcext:value-type="float">
            <text:p><text:s/>58,910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51698.143899473" calcext:value-type="float">
            <text:p><text:s/>351,698 <text:s/></text:p>
          </table:table-cell>
          <table:table-cell table:number-columns-repeated="2" table:style-name="ce51" office:value-type="float" office:value="-71273.6999999999" calcext:value-type="float">
            <text:p><text:s/>-71,27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29598" calcext:value-type="float">
            <text:p><text:s/>129,598 <text:s/></text:p>
          </table:table-cell>
          <table:table-cell table:style-name="ce51" office:value-type="float" office:value="-5062" calcext:value-type="float">
            <text:p><text:s/>-5,0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13696" calcext:value-type="float">
            <text:p><text:s/>10,013,696 <text:s/></text:p>
          </table:table-cell>
          <table:table-cell table:number-columns-repeated="2" table:style-name="ce50" office:value-type="float" office:value="13272036.2" calcext:value-type="float">
            <text:p><text:s/>13,272,0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20630" calcext:value-type="float">
            <text:p><text:s/>4,220,6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13696" calcext:value-type="float">
            <text:p><text:s/>10,013,696 <text:s/></text:p>
          </table:table-cell>
          <table:table-cell table:number-columns-repeated="2" table:style-name="ce50" office:value-type="float" office:value="8162061.75538462" calcext:value-type="float">
            <text:p><text:s/>8,162,0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20630" calcext:value-type="float">
            <text:p><text:s/>4,220,6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109974.44461539" calcext:value-type="float">
            <text:p><text:s/>5,109,97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677" calcext:value-type="float">
            <text:p><text:s/>4,6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94" calcext:value-type="float">
            <text:p><text:s/>2,3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63" calcext:value-type="float">
            <text:p><text:s/>2,2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0" calcext:value-type="float">
            <text:p><text:s/>2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9349209" calcext:value-type="float">
            <text:p><text:s/>19,349,209 <text:s/></text:p>
          </table:table-cell>
          <table:table-cell table:number-columns-repeated="2" table:style-name="ce52" office:value-type="float" office:value="9904206" calcext:value-type="float">
            <text:p><text:s/>9,904,20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3767" calcext:value-type="float">
            <text:p><text:s/>273,767 <text:s/></text:p>
          </table:table-cell>
          <table:table-cell table:style-name="ce52" office:value-type="float" office:value="6508" calcext:value-type="float">
            <text:p><text:s/>6,50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904206" calcext:value-type="float">
            <text:p><text:s/>9,904,20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3767" calcext:value-type="float">
            <text:p><text:s/>273,767 <text:s/></text:p>
          </table:table-cell>
          <table:table-cell table:style-name="ce52" office:value-type="float" office:value="6508" calcext:value-type="float">
            <text:p><text:s/>6,5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744" calcext:value-type="float">
            <text:p><text:s/>22,7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30" calcext:value-type="float">
            <text:p><text:s/>1,630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000" calcext:value-type="float">
            <text:p><text:s/>14,0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91" calcext:value-type="float">
            <text:p><text:s/>6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99" calcext:value-type="float">
            <text:p><text:s/>1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1" calcext:value-type="float">
            <text:p>( 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6" calcext:value-type="float">
            <text:p><text:s/>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0" calcext:value-type="float">
            <text:p><text:s/>1,6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" calcext:value-type="float">
            <text:p><text:s/>1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" calcext:value-type="float">
            <text:p><text:s/>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1" calcext:value-type="float">
            <text:p>( 1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9" calcext:value-type="float">
            <text:p><text:s/>2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0" calcext:value-type="float">
            <text:p><text:s/>1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" calcext:value-type="float">
            <text:p><text:s/>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" calcext:value-type="float">
            <text:p><text:s/>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46" calcext:value-type="float">
            <text:p><text:s/>14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65" calcext:value-type="float">
            <text:p><text:s/>4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47" calcext:value-type="float">
            <text:p><text:s/>5,3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07" calcext:value-type="float">
            <text:p><text:s/>7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4" calcext:value-type="float">
            <text:p><text:s/>5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2" calcext:value-type="float">
            <text:p><text:s/>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28035.975" calcext:value-type="float">
            <text:p><text:s/>9,828,0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513" calcext:value-type="float">
            <text:p><text:s/>107,5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7513" calcext:value-type="float">
            <text:p><text:s/>107,5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28035.975" calcext:value-type="float">
            <text:p><text:s/>9,828,0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7.025" calcext:value-type="float">
            <text:p><text:s/>9,7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7.025" calcext:value-type="float">
            <text:p><text:s/>9,7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3709" calcext:value-type="float">
            <text:p><text:s/>43,70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4624" calcext:value-type="float">
            <text:p><text:s/>164,624 <text:s/></text:p>
          </table:table-cell>
          <table:table-cell table:style-name="ce50" office:value-type="float" office:value="6499" calcext:value-type="float">
            <text:p><text:s/>6,4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781" calcext:value-type="float">
            <text:p><text:s/>2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78" calcext:value-type="float">
            <text:p><text:s/>9,8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02" calcext:value-type="float">
            <text:p><text:s/>3,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547" calcext:value-type="float">
            <text:p><text:s/>27,54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4624" calcext:value-type="float">
            <text:p><text:s/>164,624 <text:s/></text:p>
          </table:table-cell>
          <table:table-cell table:style-name="ce50" office:value-type="float" office:value="2133" calcext:value-type="float">
            <text:p><text:s/>2,13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082" calcext:value-type="float">
            <text:p><text:s/>3,08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85" calcext:value-type="float">
            <text:p><text:s/>1,58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49209" calcext:value-type="float">
            <text:p><text:s/>19,349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49209" calcext:value-type="float">
            <text:p><text:s/>19,349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9349209" calcext:value-type="float">
            <text:p>( 19,349,20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6051" calcext:value-type="float">
            <text:p><text:s/>1,416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7688" calcext:value-type="float">
            <text:p><text:s/>247,688 <text:s/></text:p>
          </table:table-cell>
          <table:table-cell table:style-name="ce50" office:value-type="float" office:value="21559" calcext:value-type="float">
            <text:p><text:s/>21,559 <text:s/></text:p>
          </table:table-cell>
          <table:table-cell table:style-name="ce50" office:value-type="float" office:value="1340728.97669704" calcext:value-type="float">
            <text:p><text:s/>1,340,729 <text:s/></text:p>
          </table:table-cell>
          <table:table-cell table:style-name="ce50" office:value-type="float" office:value="41225" calcext:value-type="float">
            <text:p><text:s/>41,225 <text:s/></text:p>
          </table:table-cell>
          <table:table-cell table:style-name="ce50" office:value-type="float" office:value="50192" calcext:value-type="float">
            <text:p><text:s/>50,192 <text:s/></text:p>
          </table:table-cell>
          <table:table-cell table:style-name="ce50" office:value-type="float" office:value="435199" calcext:value-type="float">
            <text:p><text:s/>435,1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140796.28" calcext:value-type="float">
            <text:p><text:s/>9,140,796 <text:s/></text:p>
          </table:table-cell>
          <table:table-cell table:style-name="ce50" office:value-type="float" office:value="963094" calcext:value-type="float">
            <text:p><text:s/>963,094 <text:s/></text:p>
          </table:table-cell>
          <table:table-cell table:style-name="ce50" office:value-type="float" office:value="255" calcext:value-type="float">
            <text:p><text:s/>255 <text:s/></text:p>
          </table:table-cell>
          <table:table-cell table:style-name="ce50" office:value-type="float" office:value="732995" calcext:value-type="float">
            <text:p><text:s/>732,995 <text:s/></text:p>
          </table:table-cell>
          <table:table-cell table:style-name="ce50" office:value-type="float" office:value="251101" calcext:value-type="float">
            <text:p><text:s/>251,101 <text:s/></text:p>
          </table:table-cell>
          <table:table-cell table:style-name="ce50" office:value-type="float" office:value="153821.94446032" calcext:value-type="float">
            <text:p><text:s/>153,822 <text:s/></text:p>
          </table:table-cell>
          <table:table-cell table:style-name="ce50" office:value-type="float" office:value="25536" calcext:value-type="float">
            <text:p><text:s/>25,536 <text:s/></text:p>
          </table:table-cell>
          <table:table-cell table:style-name="ce50" office:value-type="float" office:value="212545" calcext:value-type="float">
            <text:p><text:s/>212,545 <text:s/></text:p>
          </table:table-cell>
          <table:table-cell table:style-name="ce50" office:value-type="float" office:value="90864" calcext:value-type="float">
            <text:p><text:s/>90,8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63304" calcext:value-type="float">
            <text:p><text:s/>163,304 <text:s/></text:p>
          </table:table-cell>
          <table:table-cell table:style-name="ce50" office:value-type="float" office:value="1553372" calcext:value-type="float">
            <text:p><text:s/>1,553,3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" calcext:value-type="float">
            <text:p><text:s/>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5154.205" calcext:value-type="float">
            <text:p><text:s/>75,154 <text:s/></text:p>
          </table:table-cell>
          <table:table-cell table:style-name="ce50" office:value-type="float" office:value="-246825.3405" calcext:value-type="float">
            <text:p><text:s/>-246,825 <text:s/></text:p>
          </table:table-cell>
          <table:table-cell table:style-name="ce50" office:value-type="float" office:value="-709" calcext:value-type="float">
            <text:p><text:s/>-709 <text:s/></text:p>
          </table:table-cell>
          <table:table-cell table:style-name="ce50" office:value-type="float" office:value="81227" calcext:value-type="float">
            <text:p><text:s/>81,227 <text:s/></text:p>
          </table:table-cell>
          <table:table-cell table:style-name="ce50" office:value-type="float" office:value="-10179" calcext:value-type="float">
            <text:p><text:s/>-10,179 <text:s/></text:p>
          </table:table-cell>
          <table:table-cell table:style-name="ce50" office:value-type="float" office:value="800.999999999992" calcext:value-type="float">
            <text:p><text:s/>801 <text:s/></text:p>
          </table:table-cell>
          <table:table-cell table:style-name="ce50" office:value-type="float" office:value="-618" calcext:value-type="float">
            <text:p><text:s/>-618 <text:s/></text:p>
          </table:table-cell>
          <table:table-cell table:style-name="ce50" office:value-type="float" office:value="3291" calcext:value-type="float">
            <text:p><text:s/>3,291 <text:s/></text:p>
          </table:table-cell>
          <table:table-cell table:style-name="ce50" office:value-type="float" office:value="-311345" calcext:value-type="float">
            <text:p><text:s/>-311,34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9379254.485" calcext:value-type="float">
            <text:p><text:s/>-9,379,254 <text:s/></text:p>
          </table:table-cell>
          <table:table-cell table:style-name="ce51" office:value-type="float" office:value="-853589.6595" calcext:value-type="float">
            <text:p><text:s/>-853,590 <text:s/></text:p>
          </table:table-cell>
          <table:table-cell table:style-name="ce51" office:value-type="float" office:value="454" calcext:value-type="float">
            <text:p><text:s/>454 <text:s/></text:p>
          </table:table-cell>
          <table:table-cell table:style-name="ce51" office:value-type="float" office:value="-566633" calcext:value-type="float">
            <text:p><text:s/>-566,633 <text:s/></text:p>
          </table:table-cell>
          <table:table-cell table:style-name="ce51" office:value-type="float" office:value="-219363" calcext:value-type="float">
            <text:p><text:s/>-219,363 <text:s/></text:p>
          </table:table-cell>
          <table:table-cell table:style-name="ce51" office:value-type="float" office:value="1186106.03223672" calcext:value-type="float">
            <text:p><text:s/>1,186,106 <text:s/></text:p>
          </table:table-cell>
          <table:table-cell table:style-name="ce51" office:value-type="float" office:value="16307" calcext:value-type="float">
            <text:p><text:s/>16,307 <text:s/></text:p>
          </table:table-cell>
          <table:table-cell table:style-name="ce51" office:value-type="float" office:value="-165644" calcext:value-type="float">
            <text:p><text:s/>-165,644 <text:s/></text:p>
          </table:table-cell>
          <table:table-cell table:style-name="ce51" office:value-type="float" office:value="655680" calcext:value-type="float">
            <text:p><text:s/>655,6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12265" calcext:value-type="float">
            <text:p><text:s/>312,265 <text:s/></text:p>
          </table:table-cell>
          <table:table-cell table:style-name="ce50" office:value-type="float" office:value="1803347" calcext:value-type="float">
            <text:p><text:s/>1,803,347 <text:s/></text:p>
          </table:table-cell>
          <table:table-cell table:style-name="ce50" office:value-type="float" office:value="682" calcext:value-type="float">
            <text:p><text:s/>682 <text:s/></text:p>
          </table:table-cell>
          <table:table-cell table:style-name="ce50" office:value-type="float" office:value="24321" calcext:value-type="float">
            <text:p><text:s/>24,3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9" calcext:value-type="float">
            <text:p><text:s/>1,14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5855" calcext:value-type="float">
            <text:p><text:s/>445,85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31583.279" calcext:value-type="float">
            <text:p><text:s/>-231,583 <text:s/></text:p>
          </table:table-cell>
          <table:table-cell table:style-name="ce51" office:value-type="float" office:value="-100704.162303125" calcext:value-type="float">
            <text:p><text:s/>-100,70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7874.95683355" calcext:value-type="float">
            <text:p><text:s/>57,875 <text:s/></text:p>
          </table:table-cell>
          <table:table-cell table:style-name="ce50" office:value-type="float" office:value="1937113.2789472" calcext:value-type="float">
            <text:p><text:s/>1,937,1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0215.52682127" calcext:value-type="float">
            <text:p><text:s/>440,216 <text:s/></text:p>
          </table:table-cell>
          <table:table-cell table:style-name="ce50" office:value-type="float" office:value="5500.88741653511" calcext:value-type="float">
            <text:p><text:s/>5,5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6902" calcext:value-type="float">
            <text:p><text:s/>56,902 <text:s/></text:p>
          </table:table-cell>
          <table:table-cell table:style-name="ce50" office:value-type="float" office:value="1771246" calcext:value-type="float">
            <text:p><text:s/>1,771,2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37" calcext:value-type="float">
            <text:p><text:s/>5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72.95683355" calcext:value-type="float">
            <text:p><text:s/>973 <text:s/></text:p>
          </table:table-cell>
          <table:table-cell table:style-name="ce51" office:value-type="float" office:value="160530.2789472" calcext:value-type="float">
            <text:p><text:s/>160,53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40215.52682127" calcext:value-type="float">
            <text:p><text:s/>440,216 <text:s/></text:p>
          </table:table-cell>
          <table:table-cell table:style-name="ce51" office:value-type="float" office:value="5500.88741653511" calcext:value-type="float">
            <text:p><text:s/>5,5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5093501.206" calcext:value-type="float">
            <text:p><text:s/>15,093,501 <text:s/></text:p>
          </table:table-cell>
          <table:table-cell table:style-name="ce50" office:value-type="float" office:value="8724044.06769688" calcext:value-type="float">
            <text:p><text:s/>8,724,044 <text:s/></text:p>
          </table:table-cell>
          <table:table-cell table:style-name="ce50" office:value-type="float" office:value="5649" calcext:value-type="float">
            <text:p><text:s/>5,649 <text:s/></text:p>
          </table:table-cell>
          <table:table-cell table:style-name="ce50" office:value-type="float" office:value="1003418" calcext:value-type="float">
            <text:p><text:s/>1,003,418 <text:s/></text:p>
          </table:table-cell>
          <table:table-cell table:style-name="ce50" office:value-type="float" office:value="649114" calcext:value-type="float">
            <text:p><text:s/>649,114 <text:s/></text:p>
          </table:table-cell>
          <table:table-cell table:style-name="ce50" office:value-type="float" office:value="98823" calcext:value-type="float">
            <text:p><text:s/>98,8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9284" calcext:value-type="float">
            <text:p><text:s/>1,059,284 <text:s/></text:p>
          </table:table-cell>
          <table:table-cell table:style-name="ce50" office:value-type="float" office:value="1564713.34888889" calcext:value-type="float">
            <text:p><text:s/>1,564,7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4931033.566" calcext:value-type="float">
            <text:p><text:s/>14,931,034 <text:s/></text:p>
          </table:table-cell>
          <table:table-cell table:style-name="ce50" office:value-type="float" office:value="8724044.06769688" calcext:value-type="float">
            <text:p><text:s/>8,724,044 <text:s/></text:p>
          </table:table-cell>
          <table:table-cell table:style-name="ce50" office:value-type="float" office:value="5649" calcext:value-type="float">
            <text:p><text:s/>5,649 <text:s/></text:p>
          </table:table-cell>
          <table:table-cell table:style-name="ce50" office:value-type="float" office:value="1003418" calcext:value-type="float">
            <text:p><text:s/>1,003,418 <text:s/></text:p>
          </table:table-cell>
          <table:table-cell table:style-name="ce50" office:value-type="float" office:value="649114" calcext:value-type="float">
            <text:p><text:s/>649,114 <text:s/></text:p>
          </table:table-cell>
          <table:table-cell table:style-name="ce50" office:value-type="float" office:value="98823" calcext:value-type="float">
            <text:p><text:s/>98,8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9284" calcext:value-type="float">
            <text:p><text:s/>1,059,284 <text:s/></text:p>
          </table:table-cell>
          <table:table-cell table:style-name="ce50" office:value-type="float" office:value="1403060.44755556" calcext:value-type="float">
            <text:p><text:s/>1,403,0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2467.64" calcext:value-type="float">
            <text:p><text:s/>162,46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61652.901333333" calcext:value-type="float">
            <text:p><text:s/>161,6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270" calcext:value-type="float">
            <text:p><text:s/>32,270 <text:s/></text:p>
          </table:table-cell>
          <table:table-cell table:style-name="ce50" office:value-type="float" office:value="305245.44097193" calcext:value-type="float">
            <text:p><text:s/>305,2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9575.47317873" calcext:value-type="float">
            <text:p><text:s/>409,575 <text:s/></text:p>
          </table:table-cell>
          <table:table-cell table:style-name="ce50" office:value-type="float" office:value="17576.8014723538" calcext:value-type="float">
            <text:p><text:s/>17,5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8" calcext:value-type="float">
            <text:p><text:s/>1,9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17902" calcext:value-type="float">
            <text:p><text:s/>17,9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2020" calcext:value-type="float">
            <text:p><text:s/>32,020 <text:s/></text:p>
          </table:table-cell>
          <table:table-cell table:style-name="ce50" office:value-type="float" office:value="285324.44097193" calcext:value-type="float">
            <text:p><text:s/>285,32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9575.47317873" calcext:value-type="float">
            <text:p><text:s/>409,575 <text:s/></text:p>
          </table:table-cell>
          <table:table-cell table:style-name="ce50" office:value-type="float" office:value="17576.8014723538" calcext:value-type="float">
            <text:p><text:s/>17,5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0" calcext:value-type="float">
            <text:p><text:s/>30 <text:s/></text:p>
          </table:table-cell>
          <table:table-cell table:style-name="ce51" office:value-type="float" office:value="21" calcext:value-type="float">
            <text:p><text:s/>2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543420.04316645" calcext:value-type="float">
            <text:p><text:s/>5,543,420 <text:s/></text:p>
          </table:table-cell>
          <table:table-cell table:style-name="ce52" office:value-type="float" office:value="3925452.85058087" calcext:value-type="float">
            <text:p><text:s/>3,925,453 <text:s/></text:p>
          </table:table-cell>
          <table:table-cell table:style-name="ce52" office:value-type="float" office:value="5421" calcext:value-type="float">
            <text:p><text:s/>5,421 <text:s/></text:p>
          </table:table-cell>
          <table:table-cell table:style-name="ce52" office:value-type="float" office:value="412464" calcext:value-type="float">
            <text:p><text:s/>412,464 <text:s/></text:p>
          </table:table-cell>
          <table:table-cell table:style-name="ce52" office:value-type="float" office:value="429751" calcext:value-type="float">
            <text:p><text:s/>429,751 <text:s/></text:p>
          </table:table-cell>
          <table:table-cell table:style-name="ce52" office:value-type="float" office:value="1283780.03223672" calcext:value-type="float">
            <text:p><text:s/>1,283,780 <text:s/></text:p>
          </table:table-cell>
          <table:table-cell table:style-name="ce52" office:value-type="float" office:value="16307" calcext:value-type="float">
            <text:p><text:s/>16,307 <text:s/></text:p>
          </table:table-cell>
          <table:table-cell table:style-name="ce52" office:value-type="float" office:value="43849" calcext:value-type="float">
            <text:p><text:s/>43,849 <text:s/></text:p>
          </table:table-cell>
          <table:table-cell table:style-name="ce52" office:value-type="float" office:value="1751460.66" calcext:value-type="float">
            <text:p><text:s/>1,751,46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43420.04316645" calcext:value-type="float">
            <text:p><text:s/>5,543,420 <text:s/></text:p>
          </table:table-cell>
          <table:table-cell table:style-name="ce52" office:value-type="float" office:value="3925452.85058087" calcext:value-type="float">
            <text:p><text:s/>3,925,45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4466" calcext:value-type="float">
            <text:p><text:s/>14,4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52013.04316645" calcext:value-type="float">
            <text:p><text:s/>152,013 <text:s/></text:p>
          </table:table-cell>
          <table:table-cell table:style-name="ce50" office:value-type="float" office:value="3318688.85058087" calcext:value-type="float">
            <text:p><text:s/>3,318,6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466" calcext:value-type="float">
            <text:p><text:s/>14,4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7865" calcext:value-type="float">
            <text:p><text:s/>7,865 <text:s/></text:p>
          </table:table-cell>
          <table:table-cell table:style-name="ce50" office:value-type="float" office:value="37458" calcext:value-type="float">
            <text:p><text:s/>37,4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134" calcext:value-type="float">
            <text:p><text:s/>3,134 <text:s/></text:p>
          </table:table-cell>
          <table:table-cell table:style-name="ce50" office:value-type="float" office:value="302806.87755154" calcext:value-type="float">
            <text:p><text:s/>302,8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82.04316643" calcext:value-type="float">
            <text:p><text:s/>582 <text:s/></text:p>
          </table:table-cell>
          <table:table-cell table:style-name="ce50" office:value-type="float" office:value="408938.90432397" calcext:value-type="float">
            <text:p><text:s/>408,9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50" calcext:value-type="float">
            <text:p><text:s/>50 <text:s/></text:p>
          </table:table-cell>
          <table:table-cell table:style-name="ce50" office:value-type="float" office:value="16963" calcext:value-type="float">
            <text:p><text:s/>16,9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32" calcext:value-type="float">
            <text:p><text:s/>8,4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82" calcext:value-type="float">
            <text:p><text:s/>882 <text:s/></text:p>
          </table:table-cell>
          <table:table-cell table:style-name="ce50" office:value-type="float" office:value="145053.9504194" calcext:value-type="float">
            <text:p><text:s/>145,0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44" calcext:value-type="float">
            <text:p><text:s/>144 <text:s/></text:p>
          </table:table-cell>
          <table:table-cell table:style-name="ce50" office:value-type="float" office:value="936" calcext:value-type="float">
            <text:p><text:s/>9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8295" calcext:value-type="float">
            <text:p><text:s/>78,295 <text:s/></text:p>
          </table:table-cell>
          <table:table-cell table:style-name="ce50" office:value-type="float" office:value="1051964.3465166" calcext:value-type="float">
            <text:p><text:s/>1,051,9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563" calcext:value-type="float">
            <text:p><text:s/>77,563 <text:s/></text:p>
          </table:table-cell>
          <table:table-cell table:style-name="ce50" office:value-type="float" office:value="879261.37202558" calcext:value-type="float">
            <text:p><text:s/>879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116" calcext:value-type="float">
            <text:p>( 3,116 <text:s/>)</text:p>
          </table:table-cell>
          <table:table-cell table:style-name="ce53" office:value-type="float" office:value="818286.3446159" calcext:value-type="float">
            <text:p>( 818,28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4447" calcext:value-type="float">
            <text:p>( 74,447 <text:s/>)</text:p>
          </table:table-cell>
          <table:table-cell table:style-name="ce53" office:value-type="float" office:value="60468.02740968" calcext:value-type="float">
            <text:p>( 60,46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07" calcext:value-type="float">
            <text:p>( 50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493.36304884" calcext:value-type="float">
            <text:p><text:s/>133,4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10.61144218" calcext:value-type="float">
            <text:p><text:s/>33,6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32" calcext:value-type="float">
            <text:p><text:s/>732 <text:s/></text:p>
          </table:table-cell>
          <table:table-cell table:style-name="ce54" office:value-type="float" office:value="5599" calcext:value-type="float">
            <text:p><text:s/>5,59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784" calcext:value-type="float">
            <text:p><text:s/>2,784 <text:s/></text:p>
          </table:table-cell>
          <table:table-cell table:style-name="ce50" office:value-type="float" office:value="165390" calcext:value-type="float">
            <text:p><text:s/>165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2" calcext:value-type="float">
            <text:p><text:s/>42 <text:s/></text:p>
          </table:table-cell>
          <table:table-cell table:style-name="ce50" office:value-type="float" office:value="74688" calcext:value-type="float">
            <text:p><text:s/>74,6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87" calcext:value-type="float">
            <text:p><text:s/>87 <text:s/></text:p>
          </table:table-cell>
          <table:table-cell table:style-name="ce54" office:value-type="float" office:value="81009" calcext:value-type="float">
            <text:p><text:s/>81,00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1421" calcext:value-type="float">
            <text:p><text:s/>21,421 <text:s/></text:p>
          </table:table-cell>
          <table:table-cell table:style-name="ce50" office:value-type="float" office:value="276823" calcext:value-type="float">
            <text:p><text:s/>276,8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9569" calcext:value-type="float">
            <text:p><text:s/>19,569 <text:s/></text:p>
          </table:table-cell>
          <table:table-cell table:style-name="ce50" office:value-type="float" office:value="34016" calcext:value-type="float">
            <text:p><text:s/>34,0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52" calcext:value-type="float">
            <text:p><text:s/>1,852 <text:s/></text:p>
          </table:table-cell>
          <table:table-cell table:style-name="ce50" office:value-type="float" office:value="242807" calcext:value-type="float">
            <text:p><text:s/>242,8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9" calcext:value-type="float">
            <text:p>( 14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1479" calcext:value-type="float">
            <text:p>( 1,47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643" calcext:value-type="float">
            <text:p><text:s/>7,643 <text:s/></text:p>
          </table:table-cell>
          <table:table-cell table:style-name="ce50" office:value-type="float" office:value="428718.1" calcext:value-type="float">
            <text:p><text:s/>428,7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466" calcext:value-type="float">
            <text:p><text:s/>14,46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445" calcext:value-type="float">
            <text:p><text:s/>7,445 <text:s/></text:p>
          </table:table-cell>
          <table:table-cell table:style-name="ce50" office:value-type="float" office:value="367768.1" calcext:value-type="float">
            <text:p><text:s/>367,7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466" calcext:value-type="float">
            <text:p><text:s/>14,46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98" calcext:value-type="float">
            <text:p><text:s/>198 <text:s/></text:p>
          </table:table-cell>
          <table:table-cell table:style-name="ce50" office:value-type="float" office:value="60950" calcext:value-type="float">
            <text:p><text:s/>60,9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743" calcext:value-type="float">
            <text:p>( 2,74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11" calcext:value-type="float">
            <text:p><text:s/>711 <text:s/></text:p>
          </table:table-cell>
          <table:table-cell table:style-name="ce50" office:value-type="float" office:value="77486" calcext:value-type="float">
            <text:p><text:s/>77,4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66" calcext:value-type="float">
            <text:p><text:s/>566 <text:s/></text:p>
          </table:table-cell>
          <table:table-cell table:style-name="ce54" office:value-type="float" office:value="8064" calcext:value-type="float">
            <text:p><text:s/>8,06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450" calcext:value-type="float">
            <text:p><text:s/>7,450 <text:s/></text:p>
          </table:table-cell>
          <table:table-cell table:style-name="ce50" office:value-type="float" office:value="74242.70426936" calcext:value-type="float">
            <text:p><text:s/>74,2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4206" calcext:value-type="float">
            <text:p><text:s/>4,206 <text:s/></text:p>
          </table:table-cell>
          <table:table-cell table:style-name="ce50" office:value-type="float" office:value="21751" calcext:value-type="float">
            <text:p><text:s/>21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98" calcext:value-type="float">
            <text:p><text:s/>198 <text:s/></text:p>
          </table:table-cell>
          <table:table-cell table:style-name="ce50" office:value-type="float" office:value="13106" calcext:value-type="float">
            <text:p><text:s/>13,1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79.00000002" calcext:value-type="float">
            <text:p><text:s/>379 <text:s/></text:p>
          </table:table-cell>
          <table:table-cell table:style-name="ce50" office:value-type="float" office:value="37.2" calcext:value-type="float">
            <text:p><text:s/>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5574" calcext:value-type="float">
            <text:p><text:s/>15,574 <text:s/></text:p>
          </table:table-cell>
          <table:table-cell table:style-name="ce50" office:value-type="float" office:value="80984" calcext:value-type="float">
            <text:p><text:s/>80,9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3836.7675" calcext:value-type="float">
            <text:p><text:s/>43,83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598610.03" calcext:value-type="float">
            <text:p><text:s/>4,598,610 <text:s/></text:p>
          </table:table-cell>
          <table:table-cell table:style-name="ce50" office:value-type="float" office:value="166915" calcext:value-type="float">
            <text:p><text:s/>166,9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456128.03" calcext:value-type="float">
            <text:p><text:s/>4,456,12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2298" calcext:value-type="float">
            <text:p><text:s/>32,29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10184" calcext:value-type="float">
            <text:p><text:s/>110,184 <text:s/></text:p>
          </table:table-cell>
          <table:table-cell table:style-name="ce50" office:value-type="float" office:value="166915" calcext:value-type="float">
            <text:p><text:s/>166,9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96539.97" calcext:value-type="float">
            <text:p><text:s/>396,540 <text:s/></text:p>
          </table:table-cell>
          <table:table-cell table:style-name="ce50" office:value-type="float" office:value="25089" calcext:value-type="float">
            <text:p><text:s/>25,0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4413.97" calcext:value-type="float">
            <text:p><text:s/>64,414 <text:s/></text:p>
          </table:table-cell>
          <table:table-cell table:style-name="ce50" office:value-type="float" office:value="3233" calcext:value-type="float">
            <text:p><text:s/>3,2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32126" calcext:value-type="float">
            <text:p><text:s/>332,126 <text:s/></text:p>
          </table:table-cell>
          <table:table-cell table:style-name="ce51" office:value-type="float" office:value="21856" calcext:value-type="float">
            <text:p><text:s/>21,85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96257" calcext:value-type="float">
            <text:p><text:s/>396,257 <text:s/></text:p>
          </table:table-cell>
          <table:table-cell table:style-name="ce50" office:value-type="float" office:value="414760" calcext:value-type="float">
            <text:p><text:s/>414,7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5311" calcext:value-type="float">
            <text:p><text:s/>105,311 <text:s/></text:p>
          </table:table-cell>
          <table:table-cell table:style-name="ce50" office:value-type="float" office:value="323490" calcext:value-type="float">
            <text:p><text:s/>323,4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604" calcext:value-type="float">
            <text:p><text:s/>604 <text:s/></text:p>
          </table:table-cell>
          <table:table-cell table:style-name="ce50" office:value-type="float" office:value="7175" calcext:value-type="float">
            <text:p><text:s/>7,1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3983" calcext:value-type="float">
            <text:p><text:s/>13,983 <text:s/></text:p>
          </table:table-cell>
          <table:table-cell table:style-name="ce50" office:value-type="float" office:value="114" calcext:value-type="float">
            <text:p><text:s/>1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027" calcext:value-type="float">
            <text:p><text:s/>2,02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427" calcext:value-type="float">
            <text:p><text:s/>1,427 <text:s/></text:p>
          </table:table-cell>
          <table:table-cell table:style-name="ce50" office:value-type="float" office:value="3747" calcext:value-type="float">
            <text:p><text:s/>3,7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3349" calcext:value-type="float">
            <text:p><text:s/>203,349 <text:s/></text:p>
          </table:table-cell>
          <table:table-cell table:style-name="ce50" office:value-type="float" office:value="4892" calcext:value-type="float">
            <text:p><text:s/>4,8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9556" calcext:value-type="float">
            <text:p><text:s/>69,556 <text:s/></text:p>
          </table:table-cell>
          <table:table-cell table:style-name="ce51" office:value-type="float" office:value="75342" calcext:value-type="float">
            <text:p><text:s/>75,34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21" calcext:value-type="float">
            <text:p><text:s/>5,421 <text:s/></text:p>
          </table:table-cell>
          <table:table-cell table:style-name="ce50" office:value-type="float" office:value="412464" calcext:value-type="float">
            <text:p><text:s/>412,464 <text:s/></text:p>
          </table:table-cell>
          <table:table-cell table:style-name="ce50" office:value-type="float" office:value="429751" calcext:value-type="float">
            <text:p><text:s/>429,751 <text:s/></text:p>
          </table:table-cell>
          <table:table-cell table:style-name="ce50" office:value-type="float" office:value="1283780.03223672" calcext:value-type="float">
            <text:p><text:s/>1,283,780 <text:s/></text:p>
          </table:table-cell>
          <table:table-cell table:style-name="ce50" office:value-type="float" office:value="16307" calcext:value-type="float">
            <text:p><text:s/>16,307 <text:s/></text:p>
          </table:table-cell>
          <table:table-cell table:style-name="ce50" office:value-type="float" office:value="43849" calcext:value-type="float">
            <text:p><text:s/>43,849 <text:s/></text:p>
          </table:table-cell>
          <table:table-cell table:style-name="ce50" office:value-type="float" office:value="1736994.66" calcext:value-type="float">
            <text:p><text:s/>1,736,9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21" calcext:value-type="float">
            <text:p><text:s/>5,421 <text:s/></text:p>
          </table:table-cell>
          <table:table-cell table:style-name="ce50" office:value-type="float" office:value="412464" calcext:value-type="float">
            <text:p><text:s/>412,464 <text:s/></text:p>
          </table:table-cell>
          <table:table-cell table:style-name="ce50" office:value-type="float" office:value="429751" calcext:value-type="float">
            <text:p><text:s/>429,751 <text:s/></text:p>
          </table:table-cell>
          <table:table-cell table:style-name="ce50" office:value-type="float" office:value="1283780.03223672" calcext:value-type="float">
            <text:p><text:s/>1,283,780 <text:s/></text:p>
          </table:table-cell>
          <table:table-cell table:style-name="ce50" office:value-type="float" office:value="16307" calcext:value-type="float">
            <text:p><text:s/>16,307 <text:s/></text:p>
          </table:table-cell>
          <table:table-cell table:style-name="ce50" office:value-type="float" office:value="43849" calcext:value-type="float">
            <text:p><text:s/>43,849 <text:s/></text:p>
          </table:table-cell>
          <table:table-cell table:style-name="ce50" office:value-type="float" office:value="1736994.66" calcext:value-type="float">
            <text:p><text:s/>1,736,9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01636.548679457" calcext:value-type="float">
            <text:p><text:s/>201,637 <text:s/></text:p>
          </table:table-cell>
          <table:table-cell table:style-name="ce57" office:value-type="float" office:value="8022440.05997954" calcext:value-type="float">
            <text:p><text:s/>8,022,44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183501.362646" calcext:value-type="float">
            <text:p><text:s/>1,183,501 <text:s/></text:p>
          </table:table-cell>
          <table:table-cell table:style-name="ce57" office:value-type="float" office:value="24936.76078" calcext:value-type="float">
            <text:p><text:s/>24,93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99260.789868457" calcext:value-type="float">
            <text:p><text:s/>199,261 <text:s/></text:p>
          </table:table-cell>
          <table:table-cell table:style-name="ce57" office:value-type="float" office:value="7108415.88213154" calcext:value-type="float">
            <text:p><text:s/>7,108,41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633.894454" calcext:value-type="float">
            <text:p><text:s/>13,63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375.758811" calcext:value-type="float">
            <text:p><text:s/>2,376 <text:s/></text:p>
          </table:table-cell>
          <table:table-cell table:style-name="ce57" office:value-type="float" office:value="900390.283394" calcext:value-type="float">
            <text:p><text:s/>900,39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183501.362646" calcext:value-type="float">
            <text:p><text:s/>1,183,501 <text:s/></text:p>
          </table:table-cell>
          <table:table-cell table:style-name="ce57" office:value-type="float" office:value="24936.76078" calcext:value-type="float">
            <text:p><text:s/>24,93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8779.329294" calcext:value-type="float">
            <text:p><text:s/>68,77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373473.553872" calcext:value-type="float">
            <text:p><text:s/>1,373,474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8779.329294" calcext:value-type="float">
            <text:p><text:s/>68,77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73473.553872" calcext:value-type="float">
            <text:p><text:s/>1,373,474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22327.946127946" calcext:value-type="float">
            <text:p><text:s/>222,328 <text:s/></text:p>
          </table:table-cell>
          <table:table-cell table:style-name="ce49" office:value-type="float" office:value="330157" calcext:value-type="float">
            <text:p><text:s/>330,157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32318.60373467" calcext:value-type="float">
            <text:p><text:s/>1,732,319 <text:s/></text:p>
          </table:table-cell>
          <table:table-cell table:style-name="ce49" office:value-type="float" office:value="270546.245956889" calcext:value-type="float">
            <text:p><text:s/>270,546 <text:s/></text:p>
          </table:table-cell>
          <table:table-cell table:style-name="ce49" office:value-type="float" office:value="208499.513555556" calcext:value-type="float">
            <text:p><text:s/>208,500 <text:s/></text:p>
          </table:table-cell>
          <table:table-cell table:style-name="ce49" office:value-type="float" office:value="53169.8789333333" calcext:value-type="float">
            <text:p><text:s/>53,170 <text:s/></text:p>
          </table:table-cell>
          <table:table-cell table:style-name="ce49" office:value-type="float" office:value="8876.853468" calcext:value-type="float">
            <text:p><text:s/>8,877 <text:s/></text:p>
          </table:table-cell>
          <table:table-cell table:style-name="ce49" office:value-type="float" office:value="1461772.35777778" calcext:value-type="float">
            <text:p><text:s/>1,461,77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2094443.135478" calcext:value-type="float">
            <text:p><text:s/>12,094,4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964664.938831" calcext:value-type="float">
            <text:p><text:s/>15,964,665 <text:s/></text:p>
          </table:table-cell>
          <table:table-cell table:number-columns-repeated="2" table:style-name="ce50" office:value-type="float" office:value="67.776" calcext:value-type="float">
            <text:p><text:s/>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.776" calcext:value-type="float">
            <text:p><text:s/>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69.86133333333" calcext:value-type="float">
            <text:p><text:s/>1,0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9.86133333333" calcext:value-type="float">
            <text:p><text:s/>1,07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5422.3836980285" calcext:value-type="float">
            <text:p><text:s/>25,422 <text:s/></text:p>
          </table:table-cell>
          <table:table-cell table:style-name="ce50" office:value-type="float" office:value="47229.46" calcext:value-type="float">
            <text:p><text:s/>47,229 <text:s/></text:p>
          </table:table-cell>
          <table:table-cell table:style-name="ce50" office:value-type="float" office:value="-8424.19574082465" calcext:value-type="float">
            <text:p><text:s/>-8,424 <text:s/></text:p>
          </table:table-cell>
          <table:table-cell table:number-columns-repeated="2" table:style-name="ce50" office:value-type="float" office:value="2467.7675" calcext:value-type="float">
            <text:p><text:s/>2,4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67.7675" calcext:value-type="float">
            <text:p><text:s/>2,4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2291348.6979079" calcext:value-type="float">
            <text:p><text:s/>12,291,349 <text:s/></text:p>
          </table:table-cell>
          <table:table-cell table:style-name="ce51" office:value-type="float" office:value="282927.54" calcext:value-type="float">
            <text:p><text:s/>282,928 <text:s/></text:p>
          </table:table-cell>
          <table:table-cell table:style-name="ce51" office:value-type="float" office:value="15973089.1345718" calcext:value-type="float">
            <text:p><text:s/>15,973,089 <text:s/></text:p>
          </table:table-cell>
          <table:table-cell table:style-name="ce51" office:value-type="float" office:value="1728848.75090133" calcext:value-type="float">
            <text:p><text:s/>1,728,849 <text:s/></text:p>
          </table:table-cell>
          <table:table-cell table:style-name="ce51" office:value-type="float" office:value="267076.393123556" calcext:value-type="float">
            <text:p><text:s/>267,076 <text:s/></text:p>
          </table:table-cell>
          <table:table-cell table:style-name="ce51" office:value-type="float" office:value="208499.513555556" calcext:value-type="float">
            <text:p><text:s/>208,500 <text:s/></text:p>
          </table:table-cell>
          <table:table-cell table:style-name="ce51" office:value-type="float" office:value="49700.0261" calcext:value-type="float">
            <text:p><text:s/>49,700 <text:s/></text:p>
          </table:table-cell>
          <table:table-cell table:style-name="ce51" office:value-type="float" office:value="8876.853468" calcext:value-type="float">
            <text:p><text:s/>8,877 <text:s/></text:p>
          </table:table-cell>
          <table:table-cell table:style-name="ce51" office:value-type="float" office:value="1461772.35777778" calcext:value-type="float">
            <text:p><text:s/>1,461,7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2942541.0110393" calcext:value-type="float">
            <text:p><text:s/>12,942,5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84154.1345718" calcext:value-type="float">
            <text:p><text:s/>17,084,154 <text:s/></text:p>
          </table:table-cell>
          <table:table-cell table:number-columns-repeated="2" table:style-name="ce50" office:value-type="float" office:value="48599.6139333333" calcext:value-type="float">
            <text:p><text:s/>48,6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599.6139333333" calcext:value-type="float">
            <text:p><text:s/>48,6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358353.939141414" calcext:value-type="float">
            <text:p><text:s/>358,354 <text:s/></text:p>
          </table:table-cell>
          <table:table-cell table:style-name="ce51" office:value-type="float" office:value="399.297" calcext:value-type="float">
            <text:p><text:s/>399 <text:s/></text:p>
          </table:table-cell>
          <table:table-cell table:style-name="ce51" office:value-type="float" office:value="472672.269" calcext:value-type="float">
            <text:p><text:s/>472,672 <text:s/></text:p>
          </table:table-cell>
          <table:table-cell table:style-name="ce51" office:value-type="float" office:value="998.164566666689" calcext:value-type="float">
            <text:p><text:s/>998 <text:s/></text:p>
          </table:table-cell>
          <table:table-cell table:style-name="ce51" office:value-type="float" office:value="998.164566666667" calcext:value-type="float">
            <text:p><text:s/>998 <text:s/></text:p>
          </table:table-cell>
          <table:table-cell table:style-name="ce51" office:value-type="float" office:value="-0.0000000000012" calcext:value-type="float">
            <text:p><text:s/>-0 <text:s/></text:p>
          </table:table-cell>
          <table:table-cell table:style-name="ce51" office:value-type="float" office:value="998.164566666669" calcext:value-type="float">
            <text:p><text:s/>99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22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579555.42772355" calcext:value-type="float">
            <text:p><text:s/>9,579,555 <text:s/></text:p>
          </table:table-cell>
          <table:table-cell table:style-name="ce50" office:value-type="float" office:value="2391.27037641" calcext:value-type="float">
            <text:p><text:s/>2,391 <text:s/></text:p>
          </table:table-cell>
          <table:table-cell table:style-name="ce50" office:value-type="float" office:value="12642887.5909272" calcext:value-type="float">
            <text:p><text:s/>12,642,888 <text:s/></text:p>
          </table:table-cell>
          <table:table-cell table:style-name="ce50" office:value-type="float" office:value="1190737.62877593" calcext:value-type="float">
            <text:p><text:s/>1,190,738 <text:s/></text:p>
          </table:table-cell>
          <table:table-cell table:style-name="ce50" office:value-type="float" office:value="37137.4495519343" calcext:value-type="float">
            <text:p><text:s/>37,137 <text:s/></text:p>
          </table:table-cell>
          <table:table-cell table:style-name="ce50" office:value-type="float" office:value="30170.5756571842" calcext:value-type="float">
            <text:p><text:s/>30,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66.87389475012" calcext:value-type="float">
            <text:p><text:s/>6,967 <text:s/></text:p>
          </table:table-cell>
          <table:table-cell table:style-name="ce50" office:value-type="float" office:value="1153600.179224" calcext:value-type="float">
            <text:p><text:s/>1,153,60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26353.7878787879" calcext:value-type="float">
            <text:p><text:s/>26,3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787" calcext:value-type="float">
            <text:p><text:s/>34,7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9429316.66666667" calcext:value-type="float">
            <text:p><text:s/>9,429,3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46698" calcext:value-type="float">
            <text:p><text:s/>12,446,69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10.7027777778" calcext:value-type="float">
            <text:p><text:s/>14,8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810.7027777778" calcext:value-type="float">
            <text:p><text:s/>14,8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23884.973178098" calcext:value-type="float">
            <text:p><text:s/>123,885 <text:s/></text:p>
          </table:table-cell>
          <table:table-cell table:style-name="ce51" office:value-type="float" office:value="2391.27037641" calcext:value-type="float">
            <text:p><text:s/>2,391 <text:s/></text:p>
          </table:table-cell>
          <table:table-cell table:style-name="ce51" office:value-type="float" office:value="161402.59092717" calcext:value-type="float">
            <text:p><text:s/>161,403 <text:s/></text:p>
          </table:table-cell>
          <table:table-cell table:style-name="ce51" office:value-type="float" office:value="1175926.92599815" calcext:value-type="float">
            <text:p><text:s/>1,175,927 <text:s/></text:p>
          </table:table-cell>
          <table:table-cell table:style-name="ce51" office:value-type="float" office:value="37137.4495519343" calcext:value-type="float">
            <text:p><text:s/>37,137 <text:s/></text:p>
          </table:table-cell>
          <table:table-cell table:style-name="ce51" office:value-type="float" office:value="30170.5756571842" calcext:value-type="float">
            <text:p><text:s/>30,17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966.87389475012" calcext:value-type="float">
            <text:p><text:s/>6,967 <text:s/></text:p>
          </table:table-cell>
          <table:table-cell table:style-name="ce51" office:value-type="float" office:value="1138789.47644622" calcext:value-type="float">
            <text:p><text:s/>1,138,7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153518.9393939" calcext:value-type="float">
            <text:p><text:s/>13,153,519 <text:s/></text:p>
          </table:table-cell>
          <table:table-cell table:style-name="ce50" office:value-type="float" office:value="1249948.125" calcext:value-type="float">
            <text:p><text:s/>1,249,948 <text:s/></text:p>
          </table:table-cell>
          <table:table-cell table:style-name="ce50" office:value-type="float" office:value="16251580" calcext:value-type="float">
            <text:p><text:s/>16,251,5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3153518.9393939" calcext:value-type="float">
            <text:p><text:s/>13,153,519 <text:s/></text:p>
          </table:table-cell>
          <table:table-cell table:style-name="ce51" office:value-type="float" office:value="1249948.125" calcext:value-type="float">
            <text:p><text:s/>1,249,948 <text:s/></text:p>
          </table:table-cell>
          <table:table-cell table:style-name="ce51" office:value-type="float" office:value="16251580" calcext:value-type="float">
            <text:p><text:s/>16,251,58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51806.725629218" calcext:value-type="float">
            <text:p><text:s/>551,807 <text:s/></text:p>
          </table:table-cell>
          <table:table-cell table:style-name="ce50" office:value-type="float" office:value="2338.148" calcext:value-type="float">
            <text:p><text:s/>2,338 <text:s/></text:p>
          </table:table-cell>
          <table:table-cell table:style-name="ce50" office:value-type="float" office:value="726306.52405279" calcext:value-type="float">
            <text:p><text:s/>726,307 <text:s/></text:p>
          </table:table-cell>
          <table:table-cell table:number-columns-repeated="2" table:style-name="ce50" office:value-type="float" office:value="102.2476" calcext:value-type="float">
            <text:p><text:s/>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.2476" calcext:value-type="float">
            <text:p><text:s/>1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42892.815864908" calcext:value-type="float">
            <text:p><text:s/>542,893 <text:s/></text:p>
          </table:table-cell>
          <table:table-cell table:style-name="ce50" office:value-type="float" office:value="2100.367" calcext:value-type="float">
            <text:p><text:s/>2,100 <text:s/></text:p>
          </table:table-cell>
          <table:table-cell table:style-name="ce50" office:value-type="float" office:value="714751.52405279" calcext:value-type="float">
            <text:p><text:s/>714,752 <text:s/></text:p>
          </table:table-cell>
          <table:table-cell table:number-columns-repeated="2" table:style-name="ce50" office:value-type="float" office:value="102.2476" calcext:value-type="float">
            <text:p><text:s/>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.2476" calcext:value-type="float">
            <text:p><text:s/>10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8913.90976430976" calcext:value-type="float">
            <text:p><text:s/>8,914 <text:s/></text:p>
          </table:table-cell>
          <table:table-cell table:style-name="ce50" office:value-type="float" office:value="237.781" calcext:value-type="float">
            <text:p><text:s/>238 <text:s/></text:p>
          </table:table-cell>
          <table:table-cell table:style-name="ce50" office:value-type="float" office:value="11555" calcext:value-type="float">
            <text:p><text:s/>11,5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012610.53376844" calcext:value-type="float">
            <text:p><text:s/>2,012,611 <text:s/></text:p>
          </table:table-cell>
          <table:table-cell table:style-name="ce52" office:value-type="float" office:value="1527746.94962359" calcext:value-type="float">
            <text:p><text:s/>1,527,747 <text:s/></text:p>
          </table:table-cell>
          <table:table-cell table:style-name="ce52" office:value-type="float" office:value="1298648.61602004" calcext:value-type="float">
            <text:p><text:s/>1,298,649 <text:s/></text:p>
          </table:table-cell>
          <table:table-cell table:style-name="ce52" office:value-type="float" office:value="488411.096025403" calcext:value-type="float">
            <text:p><text:s/>488,411 <text:s/></text:p>
          </table:table-cell>
          <table:table-cell table:style-name="ce52" office:value-type="float" office:value="180238.917471621" calcext:value-type="float">
            <text:p><text:s/>180,239 <text:s/></text:p>
          </table:table-cell>
          <table:table-cell table:style-name="ce52" office:value-type="float" office:value="178328.937898371" calcext:value-type="float">
            <text:p><text:s/>178,3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909.97957324988" calcext:value-type="float">
            <text:p><text:s/>1,910 <text:s/></text:p>
          </table:table-cell>
          <table:table-cell table:style-name="ce52" office:value-type="float" office:value="308172.178553782" calcext:value-type="float">
            <text:p><text:s/>308,17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012610.53376844" calcext:value-type="float">
            <text:p><text:s/>2,012,611 <text:s/></text:p>
          </table:table-cell>
          <table:table-cell table:style-name="ce52" office:value-type="float" office:value="1527746.94962359" calcext:value-type="float">
            <text:p><text:s/>1,527,747 <text:s/></text:p>
          </table:table-cell>
          <table:table-cell table:style-name="ce52" office:value-type="float" office:value="1298648.61602004" calcext:value-type="float">
            <text:p><text:s/>1,298,649 <text:s/></text:p>
          </table:table-cell>
          <table:table-cell table:style-name="ce52" office:value-type="float" office:value="488411.096025403" calcext:value-type="float">
            <text:p><text:s/>488,411 <text:s/></text:p>
          </table:table-cell>
          <table:table-cell table:style-name="ce52" office:value-type="float" office:value="180238.917471621" calcext:value-type="float">
            <text:p><text:s/>180,239 <text:s/></text:p>
          </table:table-cell>
          <table:table-cell table:style-name="ce52" office:value-type="float" office:value="178328.937898371" calcext:value-type="float">
            <text:p><text:s/>178,3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909.97957324988" calcext:value-type="float">
            <text:p><text:s/>1,910 <text:s/></text:p>
          </table:table-cell>
          <table:table-cell table:style-name="ce52" office:value-type="float" office:value="308172.178553782" calcext:value-type="float">
            <text:p><text:s/>308,1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086419.4703846" calcext:value-type="float">
            <text:p><text:s/>1,086,419 <text:s/></text:p>
          </table:table-cell>
          <table:table-cell table:style-name="ce50" office:value-type="float" office:value="385101.77162359" calcext:value-type="float">
            <text:p><text:s/>385,102 <text:s/></text:p>
          </table:table-cell>
          <table:table-cell table:style-name="ce50" office:value-type="float" office:value="1091761.01502004" calcext:value-type="float">
            <text:p><text:s/>1,091,761 <text:s/></text:p>
          </table:table-cell>
          <table:table-cell table:style-name="ce50" office:value-type="float" office:value="488411.096025403" calcext:value-type="float">
            <text:p><text:s/>488,411 <text:s/></text:p>
          </table:table-cell>
          <table:table-cell table:style-name="ce50" office:value-type="float" office:value="180238.917471621" calcext:value-type="float">
            <text:p><text:s/>180,239 <text:s/></text:p>
          </table:table-cell>
          <table:table-cell table:style-name="ce50" office:value-type="float" office:value="178328.937898371" calcext:value-type="float">
            <text:p><text:s/>178,3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09.97957324988" calcext:value-type="float">
            <text:p><text:s/>1,910 <text:s/></text:p>
          </table:table-cell>
          <table:table-cell table:style-name="ce50" office:value-type="float" office:value="308172.178553782" calcext:value-type="float">
            <text:p><text:s/>308,1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5.016835016835" calcext:value-type="float">
            <text:p><text:s/>35 <text:s/></text:p>
          </table:table-cell>
          <table:table-cell table:style-name="ce50" office:value-type="float" office:value="52" calcext:value-type="float">
            <text:p><text:s/>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3756.6202010707" calcext:value-type="float">
            <text:p><text:s/>23,757 <text:s/></text:p>
          </table:table-cell>
          <table:table-cell table:style-name="ce50" office:value-type="float" office:value="15960.38362359" calcext:value-type="float">
            <text:p><text:s/>15,960 <text:s/></text:p>
          </table:table-cell>
          <table:table-cell table:style-name="ce50" office:value-type="float" office:value="17171.731" calcext:value-type="float">
            <text:p><text:s/>17,172 <text:s/></text:p>
          </table:table-cell>
          <table:table-cell table:number-columns-repeated="3" table:style-name="ce50" office:value-type="float" office:value="20385.7324444444" calcext:value-type="float">
            <text:p><text:s/>20,3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9389.7917508417" calcext:value-type="float">
            <text:p><text:s/>29,390 <text:s/></text:p>
          </table:table-cell>
          <table:table-cell table:style-name="ce50" office:value-type="float" office:value="3151.889" calcext:value-type="float">
            <text:p><text:s/>3,152 <text:s/></text:p>
          </table:table-cell>
          <table:table-cell table:style-name="ce50" office:value-type="float" office:value="35992.846" calcext:value-type="float">
            <text:p><text:s/>35,9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956.326683501684" calcext:value-type="float">
            <text:p><text:s/>956 <text:s/></text:p>
          </table:table-cell>
          <table:table-cell table:style-name="ce50" office:value-type="float" office:value="923.254" calcext:value-type="float">
            <text:p><text:s/>923 <text:s/></text:p>
          </table:table-cell>
          <table:table-cell table:style-name="ce50" office:value-type="float" office:value="441.681" calcext:value-type="float">
            <text:p><text:s/>4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869.88804713805" calcext:value-type="float">
            <text:p><text:s/>1,870 <text:s/></text:p>
          </table:table-cell>
          <table:table-cell table:style-name="ce50" office:value-type="float" office:value="541.528" calcext:value-type="float">
            <text:p><text:s/>542 <text:s/></text:p>
          </table:table-cell>
          <table:table-cell table:style-name="ce50" office:value-type="float" office:value="1986.894" calcext:value-type="float">
            <text:p><text:s/>1,9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4162.2985690236" calcext:value-type="float">
            <text:p><text:s/>14,162 <text:s/></text:p>
          </table:table-cell>
          <table:table-cell table:style-name="ce50" office:value-type="float" office:value="5030.594" calcext:value-type="float">
            <text:p><text:s/>5,031 <text:s/></text:p>
          </table:table-cell>
          <table:table-cell table:style-name="ce50" office:value-type="float" office:value="14222.595" calcext:value-type="float">
            <text:p><text:s/>14,223 <text:s/></text:p>
          </table:table-cell>
          <table:table-cell table:style-name="ce50" office:value-type="float" office:value="184180.406229813" calcext:value-type="float">
            <text:p><text:s/>184,180 <text:s/></text:p>
          </table:table-cell>
          <table:table-cell table:number-columns-repeated="2" table:style-name="ce50" office:value-type="float" office:value="157943.205453927" calcext:value-type="float">
            <text:p><text:s/>157,94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237.2007758864" calcext:value-type="float">
            <text:p><text:s/>26,2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748.98897306397" calcext:value-type="float">
            <text:p><text:s/>2,749 <text:s/></text:p>
          </table:table-cell>
          <table:table-cell table:style-name="ce50" office:value-type="float" office:value="1160.519" calcext:value-type="float">
            <text:p><text:s/>1,161 <text:s/></text:p>
          </table:table-cell>
          <table:table-cell table:style-name="ce50" office:value-type="float" office:value="2597.093" calcext:value-type="float">
            <text:p><text:s/>2,5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36676.431661146" calcext:value-type="float">
            <text:p><text:s/>236,676 <text:s/></text:p>
          </table:table-cell>
          <table:table-cell table:style-name="ce50" office:value-type="float" office:value="12262.291" calcext:value-type="float">
            <text:p><text:s/>12,262 <text:s/></text:p>
          </table:table-cell>
          <table:table-cell table:style-name="ce50" office:value-type="float" office:value="301513.07557049" calcext:value-type="float">
            <text:p><text:s/>301,513 <text:s/></text:p>
          </table:table-cell>
          <table:table-cell table:number-columns-repeated="2" table:style-name="ce50" office:value-type="float" office:value="196.22117324988" calcext:value-type="float">
            <text:p><text:s/>1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6.22117324988" calcext:value-type="float">
            <text:p><text:s/>1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94142.728462492" calcext:value-type="float">
            <text:p><text:s/>194,143 <text:s/></text:p>
          </table:table-cell>
          <table:table-cell table:style-name="ce50" office:value-type="float" office:value="11945.664" calcext:value-type="float">
            <text:p><text:s/>11,946 <text:s/></text:p>
          </table:table-cell>
          <table:table-cell table:style-name="ce50" office:value-type="float" office:value="245650.03357049" calcext:value-type="float">
            <text:p><text:s/>245,650 <text:s/></text:p>
          </table:table-cell>
          <table:table-cell table:number-columns-repeated="2" table:style-name="ce50" office:value-type="float" office:value="196.22117324988" calcext:value-type="float">
            <text:p><text:s/>1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6.22117324988" calcext:value-type="float">
            <text:p><text:s/>1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7402.2691077441" calcext:value-type="float">
            <text:p>( 27,402 <text:s/>)</text:p>
          </table:table-cell>
          <table:table-cell table:style-name="ce53" office:value-type="float" office:value="5337.664" calcext:value-type="float">
            <text:p>( 5,338 <text:s/>)</text:p>
          </table:table-cell>
          <table:table-cell table:style-name="ce53" office:value-type="float" office:value="31426.405" calcext:value-type="float">
            <text:p>( 31,42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64371.435785725" calcext:value-type="float">
            <text:p>( 164,371 <text:s/>)</text:p>
          </table:table-cell>
          <table:table-cell table:style-name="ce53" office:value-type="float" office:value="3090" calcext:value-type="float">
            <text:p>( 3,090 <text:s/>)</text:p>
          </table:table-cell>
          <table:table-cell table:style-name="ce53" office:value-type="float" office:value="214223.62857049" calcext:value-type="float">
            <text:p>( 214,224 <text:s/>)</text:p>
          </table:table-cell>
          <table:table-cell table:number-columns-repeated="2" table:style-name="ce53" office:value-type="float" office:value="196.22117324988" calcext:value-type="float">
            <text:p>( 19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96.22117324988" calcext:value-type="float">
            <text:p>( 19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369.02356902357" calcext:value-type="float">
            <text:p>( 2,369 <text:s/>)</text:p>
          </table:table-cell>
          <table:table-cell table:style-name="ce53" office:value-type="float" office:value="3518" calcext:value-type="float">
            <text:p>( 3,51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14.478114478114" calcext:value-type="float">
            <text:p><text:s/>314 <text:s/></text:p>
          </table:table-cell>
          <table:table-cell table:style-name="ce50" office:value-type="float" office:value="305" calcext:value-type="float">
            <text:p><text:s/>305 <text:s/></text:p>
          </table:table-cell>
          <table:table-cell table:style-name="ce50" office:value-type="float" office:value="144" calcext:value-type="float">
            <text:p><text:s/>1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2219.2250841751" calcext:value-type="float">
            <text:p><text:s/>42,219 <text:s/></text:p>
          </table:table-cell>
          <table:table-cell table:style-name="ce50" office:value-type="float" office:value="11.627" calcext:value-type="float">
            <text:p><text:s/>12 <text:s/></text:p>
          </table:table-cell>
          <table:table-cell table:style-name="ce50" office:value-type="float" office:value="55719.042" calcext:value-type="float">
            <text:p><text:s/>55,7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682.96195286195" calcext:value-type="float">
            <text:p><text:s/>6,683 <text:s/></text:p>
          </table:table-cell>
          <table:table-cell table:style-name="ce50" office:value-type="float" office:value="4940.426" calcext:value-type="float">
            <text:p><text:s/>4,940 <text:s/></text:p>
          </table:table-cell>
          <table:table-cell table:style-name="ce50" office:value-type="float" office:value="4430.02" calcext:value-type="float">
            <text:p><text:s/>4,4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389.96287878788" calcext:value-type="float">
            <text:p><text:s/>3,390 <text:s/></text:p>
          </table:table-cell>
          <table:table-cell table:style-name="ce50" office:value-type="float" office:value="249.417" calcext:value-type="float">
            <text:p><text:s/>249 <text:s/></text:p>
          </table:table-cell>
          <table:table-cell table:style-name="ce50" office:value-type="float" office:value="4253.047" calcext:value-type="float">
            <text:p><text:s/>4,2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931.3574074074" calcext:value-type="float">
            <text:p><text:s/>11,931 <text:s/></text:p>
          </table:table-cell>
          <table:table-cell table:style-name="ce54" office:value-type="float" office:value="2204.921" calcext:value-type="float">
            <text:p><text:s/>2,205 <text:s/></text:p>
          </table:table-cell>
          <table:table-cell table:style-name="ce54" office:value-type="float" office:value="13789.462" calcext:value-type="float">
            <text:p><text:s/>13,78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7230.444360269" calcext:value-type="float">
            <text:p><text:s/>167,230 <text:s/></text:p>
          </table:table-cell>
          <table:table-cell table:style-name="ce50" office:value-type="float" office:value="172919.641" calcext:value-type="float">
            <text:p><text:s/>172,920 <text:s/></text:p>
          </table:table-cell>
          <table:table-cell table:style-name="ce50" office:value-type="float" office:value="67037.839" calcext:value-type="float">
            <text:p><text:s/>67,0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5925.82053872054" calcext:value-type="float">
            <text:p><text:s/>5,926 <text:s/></text:p>
          </table:table-cell>
          <table:table-cell table:style-name="ce50" office:value-type="float" office:value="800.585" calcext:value-type="float">
            <text:p><text:s/>801 <text:s/></text:p>
          </table:table-cell>
          <table:table-cell table:style-name="ce50" office:value-type="float" office:value="7110.452" calcext:value-type="float">
            <text:p><text:s/>7,1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61304.623821549" calcext:value-type="float">
            <text:p><text:s/>161,305 <text:s/></text:p>
          </table:table-cell>
          <table:table-cell table:style-name="ce50" office:value-type="float" office:value="172119.056" calcext:value-type="float">
            <text:p><text:s/>172,119 <text:s/></text:p>
          </table:table-cell>
          <table:table-cell table:style-name="ce50" office:value-type="float" office:value="59927.387" calcext:value-type="float">
            <text:p><text:s/>59,9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5731.5404040404" calcext:value-type="float">
            <text:p>( 55,732 <text:s/>)</text:p>
          </table:table-cell>
          <table:table-cell table:style-name="ce53" office:value-type="float" office:value="77276.247" calcext:value-type="float">
            <text:p>( 77,276 <text:s/>)</text:p>
          </table:table-cell>
          <table:table-cell table:style-name="ce53" office:value-type="float" office:value="4875.636" calcext:value-type="float">
            <text:p>( 4,87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52192.9361952862" calcext:value-type="float">
            <text:p>( 52,193 <text:s/>)</text:p>
          </table:table-cell>
          <table:table-cell table:style-name="ce55" office:value-type="float" office:value="38729" calcext:value-type="float">
            <text:p>( 38,729 <text:s/>)</text:p>
          </table:table-cell>
          <table:table-cell table:style-name="ce55" office:value-type="float" office:value="34468.898" calcext:value-type="float">
            <text:p>( 34,469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83235.01212508" calcext:value-type="float">
            <text:p><text:s/>283,235 <text:s/></text:p>
          </table:table-cell>
          <table:table-cell table:style-name="ce50" office:value-type="float" office:value="29635.663" calcext:value-type="float">
            <text:p><text:s/>29,636 <text:s/></text:p>
          </table:table-cell>
          <table:table-cell table:style-name="ce50" office:value-type="float" office:value="347527.40444955" calcext:value-type="float">
            <text:p><text:s/>347,5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53760.988135181" calcext:value-type="float">
            <text:p><text:s/>253,761 <text:s/></text:p>
          </table:table-cell>
          <table:table-cell table:style-name="ce50" office:value-type="float" office:value="22342.663" calcext:value-type="float">
            <text:p><text:s/>22,343 <text:s/></text:p>
          </table:table-cell>
          <table:table-cell table:style-name="ce50" office:value-type="float" office:value="315104.35944955" calcext:value-type="float">
            <text:p><text:s/>315,1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9474.023989899" calcext:value-type="float">
            <text:p><text:s/>29,474 <text:s/></text:p>
          </table:table-cell>
          <table:table-cell table:style-name="ce50" office:value-type="float" office:value="7293" calcext:value-type="float">
            <text:p><text:s/>7,293 <text:s/></text:p>
          </table:table-cell>
          <table:table-cell table:style-name="ce50" office:value-type="float" office:value="32423.045" calcext:value-type="float">
            <text:p><text:s/>32,4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20091.0148989899" calcext:value-type="float">
            <text:p>( 20,091 <text:s/>)</text:p>
          </table:table-cell>
          <table:table-cell table:style-name="ce53" office:value-type="float" office:value="2226" calcext:value-type="float">
            <text:p>( 2,226 <text:s/>)</text:p>
          </table:table-cell>
          <table:table-cell table:style-name="ce53" office:value-type="float" office:value="24541.473" calcext:value-type="float">
            <text:p>( 24,54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2986.8581649832" calcext:value-type="float">
            <text:p><text:s/>72,987 <text:s/></text:p>
          </table:table-cell>
          <table:table-cell table:style-name="ce50" office:value-type="float" office:value="15474.062" calcext:value-type="float">
            <text:p><text:s/>15,474 <text:s/></text:p>
          </table:table-cell>
          <table:table-cell table:style-name="ce50" office:value-type="float" office:value="82587.931" calcext:value-type="float">
            <text:p><text:s/>82,5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959.24764309764" calcext:value-type="float">
            <text:p><text:s/>4,959 <text:s/></text:p>
          </table:table-cell>
          <table:table-cell table:style-name="ce54" office:value-type="float" office:value="4757.221" calcext:value-type="float">
            <text:p><text:s/>4,757 <text:s/></text:p>
          </table:table-cell>
          <table:table-cell table:style-name="ce54" office:value-type="float" office:value="2317.566" calcext:value-type="float">
            <text:p><text:s/>2,31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38321.82516835" calcext:value-type="float">
            <text:p><text:s/>138,322 <text:s/></text:p>
          </table:table-cell>
          <table:table-cell table:style-name="ce50" office:value-type="float" office:value="94042.276" calcext:value-type="float">
            <text:p><text:s/>94,042 <text:s/></text:p>
          </table:table-cell>
          <table:table-cell table:style-name="ce50" office:value-type="float" office:value="98991.675" calcext:value-type="float">
            <text:p><text:s/>98,9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34333.5925084175" calcext:value-type="float">
            <text:p>( 34,334 <text:s/>)</text:p>
          </table:table-cell>
          <table:table-cell table:style-name="ce53" office:value-type="float" office:value="7850.555" calcext:value-type="float">
            <text:p>( 7,851 <text:s/>)</text:p>
          </table:table-cell>
          <table:table-cell table:style-name="ce53" office:value-type="float" office:value="38342.071" calcext:value-type="float">
            <text:p>( 38,34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1850.0744949495" calcext:value-type="float">
            <text:p><text:s/>21,850 <text:s/></text:p>
          </table:table-cell>
          <table:table-cell table:style-name="ce50" office:value-type="float" office:value="16837.872" calcext:value-type="float">
            <text:p><text:s/>16,838 <text:s/></text:p>
          </table:table-cell>
          <table:table-cell table:style-name="ce50" office:value-type="float" office:value="13875.101" calcext:value-type="float">
            <text:p><text:s/>13,8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7357.4554713805" calcext:value-type="float">
            <text:p><text:s/>47,357 <text:s/></text:p>
          </table:table-cell>
          <table:table-cell table:style-name="ce50" office:value-type="float" office:value="2644" calcext:value-type="float">
            <text:p><text:s/>2,644 <text:s/></text:p>
          </table:table-cell>
          <table:table-cell table:style-name="ce50" office:value-type="float" office:value="60161.619" calcext:value-type="float">
            <text:p><text:s/>60,1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648.736177896" calcext:value-type="float">
            <text:p><text:s/>283,649 <text:s/></text:p>
          </table:table-cell>
          <table:table-cell table:style-name="ce50" office:value-type="float" office:value="1713.7584" calcext:value-type="float">
            <text:p><text:s/>1,7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13.7584" calcext:value-type="float">
            <text:p><text:s/>1,714 <text:s/></text:p>
          </table:table-cell>
          <table:table-cell table:style-name="ce50" office:value-type="float" office:value="281934.977777896" calcext:value-type="float">
            <text:p><text:s/>281,9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18878.907996633" calcext:value-type="float">
            <text:p><text:s/>18,879 <text:s/></text:p>
          </table:table-cell>
          <table:table-cell table:style-name="ce51" office:value-type="float" office:value="2313.814" calcext:value-type="float">
            <text:p><text:s/>2,314 <text:s/></text:p>
          </table:table-cell>
          <table:table-cell table:style-name="ce51" office:value-type="float" office:value="22863.435" calcext:value-type="float">
            <text:p><text:s/>22,86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17324.656228956" calcext:value-type="float">
            <text:p><text:s/>317,325 <text:s/></text:p>
          </table:table-cell>
          <table:table-cell table:style-name="ce50" office:value-type="float" office:value="296834.569" calcext:value-type="float">
            <text:p><text:s/>296,835 <text:s/></text:p>
          </table:table-cell>
          <table:table-cell table:style-name="ce50" office:value-type="float" office:value="155015.596" calcext:value-type="float">
            <text:p><text:s/>155,0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78449.608080808" calcext:value-type="float">
            <text:p><text:s/>278,450 <text:s/></text:p>
          </table:table-cell>
          <table:table-cell table:style-name="ce50" office:value-type="float" office:value="249932.703" calcext:value-type="float">
            <text:p><text:s/>249,933 <text:s/></text:p>
          </table:table-cell>
          <table:table-cell table:style-name="ce50" office:value-type="float" office:value="145391.08" calcext:value-type="float">
            <text:p><text:s/>145,3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99.511952861953" calcext:value-type="float">
            <text:p><text:s/>400 <text:s/></text:p>
          </table:table-cell>
          <table:table-cell table:style-name="ce50" office:value-type="float" office:value="574.013" calcext:value-type="float">
            <text:p><text:s/>574 <text:s/></text:p>
          </table:table-cell>
          <table:table-cell table:style-name="ce50" office:value-type="float" office:value="17.122" calcext:value-type="float">
            <text:p><text:s/>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2073.459006734" calcext:value-type="float">
            <text:p><text:s/>22,073 <text:s/></text:p>
          </table:table-cell>
          <table:table-cell table:style-name="ce50" office:value-type="float" office:value="24160.906" calcext:value-type="float">
            <text:p><text:s/>24,161 <text:s/></text:p>
          </table:table-cell>
          <table:table-cell table:style-name="ce50" office:value-type="float" office:value="7660.605" calcext:value-type="float">
            <text:p><text:s/>7,6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1582.6684343434" calcext:value-type="float">
            <text:p><text:s/>11,583 <text:s/></text:p>
          </table:table-cell>
          <table:table-cell table:style-name="ce50" office:value-type="float" office:value="15050.625" calcext:value-type="float">
            <text:p><text:s/>15,051 <text:s/></text:p>
          </table:table-cell>
          <table:table-cell table:style-name="ce50" office:value-type="float" office:value="1910.789" calcext:value-type="float">
            <text:p><text:s/>1,9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819.40875420875" calcext:value-type="float">
            <text:p><text:s/>4,819 <text:s/></text:p>
          </table:table-cell>
          <table:table-cell table:style-name="ce51" office:value-type="float" office:value="7116.322" calcext:value-type="float">
            <text:p><text:s/>7,116 <text:s/></text:p>
          </table:table-cell>
          <table:table-cell table:style-name="ce51" office:value-type="float" office:value="36" calcext:value-type="float">
            <text:p><text:s/>36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08866.407154882" calcext:value-type="float">
            <text:p><text:s/>608,866 <text:s/></text:p>
          </table:table-cell>
          <table:table-cell table:style-name="ce52" office:value-type="float" office:value="845810.609" calcext:value-type="float">
            <text:p><text:s/>845,811 <text:s/></text:p>
          </table:table-cell>
          <table:table-cell table:style-name="ce52" office:value-type="float" office:value="51872.005" calcext:value-type="float">
            <text:p><text:s/>51,87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4205548.541949" calcext:value-type="float">
            <text:p><text:s/>64,205,549 <text:s/></text:p>
          </table:table-cell>
          <table:table-cell table:style-name="ce57" office:value-type="float" office:value="19071" calcext:value-type="float">
            <text:p><text:s/>19,071 <text:s/></text:p>
          </table:table-cell>
          <table:table-cell table:style-name="ce57" office:value-type="float" office:value="64186477.541949" calcext:value-type="float">
            <text:p><text:s/>64,186,478 <text:s/></text:p>
          </table:table-cell>
          <table:table-cell table:style-name="ce57" office:value-type="float" office:value="3433038.332222" calcext:value-type="float">
            <text:p><text:s/>3,433,038 <text:s/></text:p>
          </table:table-cell>
          <table:table-cell table:style-name="ce57" office:value-type="float" office:value="236087.856974" calcext:value-type="float">
            <text:p><text:s/>236,088 <text:s/></text:p>
          </table:table-cell>
          <table:table-cell table:style-name="ce57" office:value-type="float" office:value="209737.977309" calcext:value-type="float">
            <text:p><text:s/>209,7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349.879665" calcext:value-type="float">
            <text:p><text:s/>26,350 <text:s/></text:p>
          </table:table-cell>
          <table:table-cell table:style-name="ce57" office:value-type="float" office:value="3196950.475248" calcext:value-type="float">
            <text:p><text:s/>3,196,95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3404045.362" calcext:value-type="float">
            <text:p><text:s/>63,404,04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3404045.362" calcext:value-type="float">
            <text:p><text:s/>63,404,04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2306.403481" calcext:value-type="float">
            <text:p><text:s/>32,30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32306.403481" calcext:value-type="float">
            <text:p><text:s/>32,30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801503.179949" calcext:value-type="float">
            <text:p><text:s/>801,503 <text:s/></text:p>
          </table:table-cell>
          <table:table-cell table:style-name="ce57" office:value-type="float" office:value="19071" calcext:value-type="float">
            <text:p><text:s/>19,071 <text:s/></text:p>
          </table:table-cell>
          <table:table-cell table:style-name="ce57" office:value-type="float" office:value="782432.179949" calcext:value-type="float">
            <text:p><text:s/>782,432 <text:s/></text:p>
          </table:table-cell>
          <table:table-cell table:style-name="ce57" office:value-type="float" office:value="3400731.928741" calcext:value-type="float">
            <text:p><text:s/>3,400,732 <text:s/></text:p>
          </table:table-cell>
          <table:table-cell table:style-name="ce57" office:value-type="float" office:value="236087.856974" calcext:value-type="float">
            <text:p><text:s/>236,088 <text:s/></text:p>
          </table:table-cell>
          <table:table-cell table:style-name="ce57" office:value-type="float" office:value="209737.977309" calcext:value-type="float">
            <text:p><text:s/>209,7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349.879665" calcext:value-type="float">
            <text:p><text:s/>26,350 <text:s/></text:p>
          </table:table-cell>
          <table:table-cell table:style-name="ce57" office:value-type="float" office:value="3164644.071767" calcext:value-type="float">
            <text:p><text:s/>3,164,64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3375.337981" calcext:value-type="float">
            <text:p><text:s/>53,37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53375.337981" calcext:value-type="float">
            <text:p><text:s/>53,375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3375.337981" calcext:value-type="float">
            <text:p><text:s/>53,37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53375.337981" calcext:value-type="float">
            <text:p><text:s/>53,375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999726.499" calcext:value-type="float">
            <text:p><text:s/>3,999,72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1622.537" calcext:value-type="float">
            <text:p><text:s/>61,623 <text:s/></text:p>
          </table:table-cell>
          <table:table-cell table:style-name="ce49" office:value-type="float" office:value="1492676.671" calcext:value-type="float">
            <text:p><text:s/>1,492,677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2116490.8" calcext:value-type="float">
            <text:p><text:s/>42,116,4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116490.8" calcext:value-type="float">
            <text:p><text:s/>42,116,491 <text:s/></text:p>
          </table:table-cell>
          <table:table-cell table:style-name="ce51" office:value-type="float" office:value="3999726.499" calcext:value-type="float">
            <text:p><text:s/>3,999,72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1622.537" calcext:value-type="float">
            <text:p><text:s/>61,623 <text:s/></text:p>
          </table:table-cell>
          <table:table-cell table:style-name="ce51" office:value-type="float" office:value="1492676.671" calcext:value-type="float">
            <text:p><text:s/>1,492,67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67882.017" calcext:value-type="float">
            <text:p><text:s/>-67,88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116490.8" calcext:value-type="float">
            <text:p><text:s/>42,116,491 <text:s/></text:p>
          </table:table-cell>
          <table:table-cell table:style-name="ce50" office:value-type="float" office:value="6901834.499" calcext:value-type="float">
            <text:p><text:s/>6,901,8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622.537" calcext:value-type="float">
            <text:p><text:s/>61,623 <text:s/></text:p>
          </table:table-cell>
          <table:table-cell table:style-name="ce50" office:value-type="float" office:value="1492676.671" calcext:value-type="float">
            <text:p><text:s/>1,492,6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2116490.8" calcext:value-type="float">
            <text:p><text:s/>42,116,491 <text:s/></text:p>
          </table:table-cell>
          <table:table-cell table:style-name="ce50" office:value-type="float" office:value="6901834.499" calcext:value-type="float">
            <text:p><text:s/>6,901,8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43.787" calcext:value-type="float">
            <text:p><text:s/>8,644 <text:s/></text:p>
          </table:table-cell>
          <table:table-cell table:style-name="ce50" office:value-type="float" office:value="1486221.02" calcext:value-type="float">
            <text:p><text:s/>1,486,2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978.75" calcext:value-type="float">
            <text:p><text:s/>52,979 <text:s/></text:p>
          </table:table-cell>
          <table:table-cell table:style-name="ce50" office:value-type="float" office:value="6455.651" calcext:value-type="float">
            <text:p><text:s/>6,4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2108" calcext:value-type="float">
            <text:p><text:s/>2,902,1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167014.236" calcext:value-type="float">
            <text:p><text:s/>252,167,01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2108" calcext:value-type="float">
            <text:p><text:s/>2,902,1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167014.236" calcext:value-type="float">
            <text:p><text:s/>252,167,014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42673.351" calcext:value-type="float">
            <text:p><text:s/>19,042,6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9.481" calcext:value-type="float">
            <text:p><text:s/>76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52.266" calcext:value-type="float">
            <text:p><text:s/>14,25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72516.18" calcext:value-type="float">
            <text:p><text:s/>3,472,5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30872.703" calcext:value-type="float">
            <text:p><text:s/>9,630,8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01340" calcext:value-type="float">
            <text:p><text:s/>3,501,34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1611.886" calcext:value-type="float">
            <text:p><text:s/>2,031,61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91310.835" calcext:value-type="float">
            <text:p><text:s/>391,31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148644.806" calcext:value-type="float">
            <text:p><text:s/>10,148,64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3043578.096" calcext:value-type="float">
            <text:p><text:s/>223,043,57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3043578.096" calcext:value-type="float">
            <text:p><text:s/>223,043,5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8883142.199" calcext:value-type="float">
            <text:p><text:s/>128,883,1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9483.77" calcext:value-type="float">
            <text:p><text:s/>419,4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0805.358" calcext:value-type="float">
            <text:p><text:s/>3,650,8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73745.013" calcext:value-type="float">
            <text:p><text:s/>5,873,7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049.836" calcext:value-type="float">
            <text:p><text:s/>242,0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4946.731" calcext:value-type="float">
            <text:p><text:s/>414,9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24463.581" calcext:value-type="float">
            <text:p><text:s/>3,424,4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5658.296" calcext:value-type="float">
            <text:p><text:s/>545,6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706706.132" calcext:value-type="float">
            <text:p><text:s/>27,706,7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715176.265" calcext:value-type="float">
            <text:p><text:s/>18,715,1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34140.075" calcext:value-type="float">
            <text:p>( 234,14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6816720.221" calcext:value-type="float">
            <text:p>( 16,816,72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54859.639" calcext:value-type="float">
            <text:p><text:s/>5,854,8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5720.321" calcext:value-type="float">
            <text:p><text:s/>2,345,72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790949.907" calcext:value-type="float">
            <text:p><text:s/>790,9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71092.199" calcext:value-type="float">
            <text:p><text:s/>3,371,0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4936.371" calcext:value-type="float">
            <text:p><text:s/>1,184,93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930394.813" calcext:value-type="float">
            <text:p><text:s/>4,930,3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96262.989" calcext:value-type="float">
            <text:p><text:s/>5,696,2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42569.651" calcext:value-type="float">
            <text:p><text:s/>2,042,5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3693.338" calcext:value-type="float">
            <text:p><text:s/>3,653,6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34815.721" calcext:value-type="float">
            <text:p>( 334,816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226069.879" calcext:value-type="float">
            <text:p>( 2,226,07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23787.991" calcext:value-type="float">
            <text:p><text:s/>16,723,7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40374.221" calcext:value-type="float">
            <text:p><text:s/>15,640,3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3413.77" calcext:value-type="float">
            <text:p><text:s/>1,083,4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87287.635" calcext:value-type="float">
            <text:p>( 587,28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65526.452" calcext:value-type="float">
            <text:p><text:s/>6,565,52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069484.064" calcext:value-type="float">
            <text:p><text:s/>2,069,4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619239.025" calcext:value-type="float">
            <text:p><text:s/>38,619,2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251060.569" calcext:value-type="float">
            <text:p>( 26,251,06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5852.828" calcext:value-type="float">
            <text:p><text:s/>2,325,8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7986.66" calcext:value-type="float">
            <text:p><text:s/>1,177,9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7386.593" calcext:value-type="float">
            <text:p><text:s/>937,3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2741.278" calcext:value-type="float">
            <text:p><text:s/>2,502,7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0592.219" calcext:value-type="float">
            <text:p><text:s/>500,59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43578.041" calcext:value-type="float">
            <text:p><text:s/>1,243,5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3064.552" calcext:value-type="float">
            <text:p><text:s/>1,203,0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513.489" calcext:value-type="float">
            <text:p><text:s/>40,5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26063.907" calcext:value-type="float">
            <text:p><text:s/>2,726,0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96407.519" calcext:value-type="float">
            <text:p><text:s/>1,796,40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29656.388" calcext:value-type="float">
            <text:p><text:s/>929,6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771903.7588" calcext:value-type="float">
            <text:p><text:s/>45,771,9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61489.491" calcext:value-type="float">
            <text:p><text:s/>5,461,4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3632.977" calcext:value-type="float">
            <text:p><text:s/>2,743,6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90812.752" calcext:value-type="float">
            <text:p><text:s/>1,290,8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6899.338" calcext:value-type="float">
            <text:p><text:s/>716,8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2075.675" calcext:value-type="float">
            <text:p><text:s/>1,412,0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6113.012" calcext:value-type="float">
            <text:p><text:s/>1,086,1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4858.021" calcext:value-type="float">
            <text:p><text:s/>1,184,8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12763.703" calcext:value-type="float">
            <text:p><text:s/>8,312,7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37273.9248" calcext:value-type="float">
            <text:p><text:s/>5,437,27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125984.865" calcext:value-type="float">
            <text:p><text:s/>18,125,985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4418890.1902" calcext:value-type="float">
            <text:p><text:s/>44,418,8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2116490.8" calcext:value-type="float">
            <text:p><text:s/>42,116,491 <text:s/></text:p>
          </table:table-cell>
          <table:table-cell table:style-name="ce57" office:value-type="float" office:value="6901834.499" calcext:value-type="float">
            <text:p><text:s/>6,901,8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622.537" calcext:value-type="float">
            <text:p><text:s/>61,623 <text:s/></text:p>
          </table:table-cell>
          <table:table-cell table:style-name="ce57" office:value-type="float" office:value="1492676.671" calcext:value-type="float">
            <text:p><text:s/>1,492,67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2116490.8" calcext:value-type="float">
            <text:p><text:s/>42,116,491 <text:s/></text:p>
          </table:table-cell>
          <table:table-cell table:style-name="ce57" office:value-type="float" office:value="6901834.499" calcext:value-type="float">
            <text:p><text:s/>6,901,8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643.787" calcext:value-type="float">
            <text:p><text:s/>8,644 <text:s/></text:p>
          </table:table-cell>
          <table:table-cell table:style-name="ce57" office:value-type="float" office:value="1486221.02" calcext:value-type="float">
            <text:p><text:s/>1,486,22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978.75" calcext:value-type="float">
            <text:p><text:s/>52,979 <text:s/></text:p>
          </table:table-cell>
          <table:table-cell table:style-name="ce57" office:value-type="float" office:value="6455.651" calcext:value-type="float">
            <text:p><text:s/>6,456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3210" calcext:value-type="float">
            <text:p><text:s/>113,210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3210" calcext:value-type="float">
            <text:p><text:s/>113,210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46207" calcext:value-type="float">
            <text:p><text:s/>23,246,207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46207" calcext:value-type="float">
            <text:p><text:s/>23,246,207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19430.3" calcext:value-type="float">
            <text:p><text:s/>5,819,430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19430.3" calcext:value-type="float">
            <text:p><text:s/>5,819,430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3210" calcext:value-type="float">
            <text:p><text:s/>113,210 <text:s/></text:p>
          </table:table-cell>
          <table:table-cell table:style-name="ce52" office:value-type="float" office:value="17426776.7" calcext:value-type="float">
            <text:p><text:s/>17,426,77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3210" calcext:value-type="float">
            <text:p><text:s/>113,210 <text:s/></text:p>
          </table:table-cell>
          <table:table-cell table:style-name="ce52" office:value-type="float" office:value="17426776.7" calcext:value-type="float">
            <text:p><text:s/>17,426,77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26776.7" calcext:value-type="float">
            <text:p><text:s/>17,426,77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719.333333333" calcext:value-type="float">
            <text:p><text:s/>228,719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8033.333333333" calcext:value-type="float">
            <text:p><text:s/>408,033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3854.333333333" calcext:value-type="float">
            <text:p><text:s/>143,854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25228.8" calcext:value-type="float">
            <text:p><text:s/>15,825,229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25228.8" calcext:value-type="float">
            <text:p><text:s/>15,825,229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2831.82" calcext:value-type="float">
            <text:p>( 212,832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612396.98" calcext:value-type="float">
            <text:p>( 15,612,397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239.9" calcext:value-type="float">
            <text:p><text:s/>118,240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943.94" calcext:value-type="float">
            <text:p><text:s/>70,944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295.96" calcext:value-type="float">
            <text:p><text:s/>47,296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7295.96" calcext:value-type="float">
            <text:p>( 47,296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2701" calcext:value-type="float">
            <text:p><text:s/>702,701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02701" calcext:value-type="float">
            <text:p>( 702,701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96.3" calcext:value-type="float">
            <text:p><text:s/>3,39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96.3" calcext:value-type="float">
            <text:p><text:s/>3,39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9813.7" calcext:value-type="float">
            <text:p><text:s/>109,81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